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47.5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83mm"/>
    </style:style>
    <style:style style:name="co6" style:family="table-column">
      <style:table-column-properties fo:break-before="auto" style:column-width="6.99mm"/>
    </style:style>
    <style:style style:name="co7" style:family="table-column">
      <style:table-column-properties fo:break-before="auto" style:column-width="7.3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auto" style:column-width="6.49mm"/>
    </style:style>
    <style:style style:name="co10" style:family="table-column">
      <style:table-column-properties fo:break-before="auto" style:column-width="6.67mm"/>
    </style:style>
    <style:style style:name="co11" style:family="table-column">
      <style:table-column-properties fo:break-before="auto" style:column-width="6.24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5.52mm"/>
    </style:style>
    <style:style style:name="co14" style:family="table-column">
      <style:table-column-properties fo:break-before="auto" style:column-width="5.86mm"/>
    </style:style>
    <style:style style:name="co15" style:family="table-column">
      <style:table-column-properties fo:break-before="auto" style:column-width="6.77mm"/>
    </style:style>
    <style:style style:name="co16" style:family="table-column">
      <style:table-column-properties fo:break-before="auto" style:column-width="8.29mm"/>
    </style:style>
    <style:style style:name="co17" style:family="table-column">
      <style:table-column-properties fo:break-before="auto" style:column-width="5.17mm"/>
    </style:style>
    <style:style style:name="co18" style:family="table-column">
      <style:table-column-properties fo:break-before="auto" style:column-width="5.38mm"/>
    </style:style>
    <style:style style:name="co19" style:family="table-column">
      <style:table-column-properties fo:break-before="auto" style:column-width="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08mm" fo:break-before="auto" style:use-optimal-row-height="false"/>
    </style:style>
    <style:style style:name="ro3" style:family="table-row">
      <style:table-row-properties style:row-height="4.67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92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6pt" style:font-size-asian="6pt" style:font-size-complex="6pt"/>
    </style:style>
    <style:style style:name="ce7" style:family="table-cell" style:parent-style-name="Default">
      <style:table-cell-properties style:rotation-angle="27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rotation-angle="270" style:rotation-align="top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F6"/>
      <style:map style:condition="cell-content()=&quot;C&quot;" style:apply-style-name="Untitled2" style:base-cell-address="v3.F6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F7"/>
      <style:map style:condition="cell-content()=&quot;C&quot;" style:apply-style-name="Untitled2" style:base-cell-address="v3.F7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F8"/>
      <style:map style:condition="cell-content()=&quot;C&quot;" style:apply-style-name="Untitled2" style:base-cell-address="v3.F8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G8"/>
      <style:map style:condition="cell-content()=&quot;C&quot;" style:apply-style-name="Untitled2" style:base-cell-address="v3.G8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F12"/>
      <style:map style:condition="cell-content()=&quot;C&quot;" style:apply-style-name="Untitled2" style:base-cell-address="v3.F12"/>
    </style:style>
    <style:style style:name="ce17" style:family="table-cell" style:parent-style-name="Untitled2">
      <style:table-cell-properties fo:background-color="#e6e64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F12"/>
      <style:map style:condition="cell-content()=&quot;C&quot;" style:apply-style-name="Untitled2" style:base-cell-address="v3.F12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G6"/>
      <style:map style:condition="cell-content()=&quot;C&quot;" style:apply-style-name="Untitled2" style:base-cell-address="v3.G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G7"/>
      <style:map style:condition="cell-content()=&quot;C&quot;" style:apply-style-name="Untitled2" style:base-cell-address="v3.G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G8"/>
      <style:map style:condition="cell-content()=&quot;C&quot;" style:apply-style-name="Untitled2" style:base-cell-address="v3.G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G8"/>
      <style:map style:condition="cell-content()=&quot;C&quot;" style:apply-style-name="Untitled2" style:base-cell-address="v3.G8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H6"/>
      <style:map style:condition="cell-content()=&quot;C&quot;" style:apply-style-name="Untitled2" style:base-cell-address="v3.H6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H7"/>
      <style:map style:condition="cell-content()=&quot;C&quot;" style:apply-style-name="Untitled2" style:base-cell-address="v3.H7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H8"/>
      <style:map style:condition="cell-content()=&quot;C&quot;" style:apply-style-name="Untitled2" style:base-cell-address="v3.H8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G8"/>
      <style:map style:condition="cell-content()=&quot;C&quot;" style:apply-style-name="Untitled2" style:base-cell-address="v3.G8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H6"/>
      <style:map style:condition="cell-content()=&quot;C&quot;" style:apply-style-name="Untitled2" style:base-cell-address="v3.H6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I8"/>
      <style:map style:condition="cell-content()=&quot;C&quot;" style:apply-style-name="Untitled2" style:base-cell-address="v3.I8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G8"/>
      <style:map style:condition="cell-content()=&quot;C&quot;" style:apply-style-name="Untitled2" style:base-cell-address="v3.G8"/>
    </style:style>
    <style:style style:name="ce29" style:family="table-cell" style:parent-style-name="Default">
      <style:text-properties fo:color="#cccccc" fo:font-size="6pt" style:font-size-asian="6pt" style:font-size-complex="6pt"/>
    </style:style>
    <style:style style:name="ce30" style:family="table-cell" style:parent-style-name="Default">
      <style:text-properties fo:color="#cccccc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H6"/>
      <style:map style:condition="cell-content()=&quot;C&quot;" style:apply-style-name="Untitled2" style:base-cell-address="v3.H6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J8"/>
      <style:map style:condition="cell-content()=&quot;C&quot;" style:apply-style-name="Untitled2" style:base-cell-address="v3.J8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G8"/>
      <style:map style:condition="cell-content()=&quot;C&quot;" style:apply-style-name="Untitled2" style:base-cell-address="v3.G8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3.K7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3.K8"/>
    </style:style>
    <style:style style:name="ce37" style:family="table-cell" style:parent-style-name="Default">
      <style:table-cell-properties style:rotation-angle="270" style:rotation-align="top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L14"/>
      <style:map style:condition="cell-content()=&quot;C&quot;" style:apply-style-name="Untitled2" style:base-cell-address="v3.L14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L15"/>
      <style:map style:condition="cell-content()=&quot;C&quot;" style:apply-style-name="Untitled2" style:base-cell-address="v3.L15"/>
    </style:style>
    <style:style style:name="ce40" style:family="table-cell" style:parent-style-name="Default">
      <style:table-cell-properties style:text-align-source="fix" style:repeat-content="false" style:rotation-angle="270"/>
      <style:paragraph-properties fo:text-align="end" fo:margin-left="0mm"/>
    </style:style>
    <style:style style:name="ce41" style:family="table-cell" style:parent-style-name="Default">
      <style:table-cell-properties fo:background-color="#fcaf3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caf3e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caf3e"/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map style:condition="cell-content()=&quot;N&quot;" style:apply-style-name="Untitled1" style:base-cell-address="v3.R5"/>
      <style:map style:condition="cell-content()=&quot;C&quot;" style:apply-style-name="Untitled2" style:base-cell-address="v3.R5"/>
    </style:style>
    <style:style style:name="ce47" style:family="table-cell" style:parent-style-name="Default">
      <style:map style:condition="cell-content()=&quot;N&quot;" style:apply-style-name="Untitled1" style:base-cell-address="v3.R6"/>
      <style:map style:condition="cell-content()=&quot;C&quot;" style:apply-style-name="Untitled2" style:base-cell-address="v3.R6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6"/>
      <style:map style:condition="cell-content()=&quot;C&quot;" style:apply-style-name="Untitled2" style:base-cell-address="v3.R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8"/>
      <style:map style:condition="cell-content()=&quot;C&quot;" style:apply-style-name="Untitled2" style:base-cell-address="v3.R8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9"/>
      <style:map style:condition="cell-content()=&quot;C&quot;" style:apply-style-name="Untitled2" style:base-cell-address="v3.R9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0"/>
      <style:map style:condition="cell-content()=&quot;C&quot;" style:apply-style-name="Untitled2" style:base-cell-address="v3.R10"/>
    </style:style>
    <style:style style:name="ce52" style:family="table-cell" style:parent-style-name="Default">
      <style:map style:condition="cell-content()=&quot;N&quot;" style:apply-style-name="Untitled1" style:base-cell-address="v3.R11"/>
      <style:map style:condition="cell-content()=&quot;C&quot;" style:apply-style-name="Untitled2" style:base-cell-address="v3.R11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2"/>
      <style:map style:condition="cell-content()=&quot;C&quot;" style:apply-style-name="Untitled2" style:base-cell-address="v3.R12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3"/>
      <style:map style:condition="cell-content()=&quot;C&quot;" style:apply-style-name="Untitled2" style:base-cell-address="v3.R13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5"/>
      <style:map style:condition="cell-content()=&quot;C&quot;" style:apply-style-name="Untitled2" style:base-cell-address="v3.R15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7"/>
      <style:map style:condition="cell-content()=&quot;C&quot;" style:apply-style-name="Untitled2" style:base-cell-address="v3.R17"/>
    </style:style>
    <style:style style:name="ce57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58" style:family="table-cell" style:parent-style-name="Default">
      <style:table-cell-properties fo:background-color="#fce94f"/>
      <style:text-properties fo:font-size="6pt" fo:font-weight="bold" style:font-size-asian="6pt" style:font-weight-asian="bold" style:font-size-complex="6pt" style:font-weight-complex="bold"/>
    </style:style>
    <style:style style:name="ce59" style:family="table-cell" style:parent-style-name="Default">
      <style:map style:condition="cell-content()=&quot;N&quot;" style:apply-style-name="Untitled1" style:base-cell-address="v3.S5"/>
      <style:map style:condition="cell-content()=&quot;C&quot;" style:apply-style-name="Untitled2" style:base-cell-address="v3.S5"/>
    </style:style>
    <style:style style:name="ce60" style:family="table-cell" style:parent-style-name="Default">
      <style:map style:condition="cell-content()=&quot;N&quot;" style:apply-style-name="Untitled1" style:base-cell-address="v3.R6"/>
      <style:map style:condition="cell-content()=&quot;C&quot;" style:apply-style-name="Untitled2" style:base-cell-address="v3.R6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6"/>
      <style:map style:condition="cell-content()=&quot;C&quot;" style:apply-style-name="Untitled2" style:base-cell-address="v3.R6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8"/>
      <style:map style:condition="cell-content()=&quot;C&quot;" style:apply-style-name="Untitled2" style:base-cell-address="v3.R8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9"/>
      <style:map style:condition="cell-content()=&quot;C&quot;" style:apply-style-name="Untitled2" style:base-cell-address="v3.R9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0"/>
      <style:map style:condition="cell-content()=&quot;C&quot;" style:apply-style-name="Untitled2" style:base-cell-address="v3.R10"/>
    </style:style>
    <style:style style:name="ce65" style:family="table-cell" style:parent-style-name="Default">
      <style:map style:condition="cell-content()=&quot;N&quot;" style:apply-style-name="Untitled1" style:base-cell-address="v3.S11"/>
      <style:map style:condition="cell-content()=&quot;C&quot;" style:apply-style-name="Untitled2" style:base-cell-address="v3.S11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S12"/>
      <style:map style:condition="cell-content()=&quot;C&quot;" style:apply-style-name="Untitled2" style:base-cell-address="v3.S12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S13"/>
      <style:map style:condition="cell-content()=&quot;C&quot;" style:apply-style-name="Untitled2" style:base-cell-address="v3.S13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S15"/>
      <style:map style:condition="cell-content()=&quot;C&quot;" style:apply-style-name="Untitled2" style:base-cell-address="v3.S15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S17"/>
      <style:map style:condition="cell-content()=&quot;C&quot;" style:apply-style-name="Untitled2" style:base-cell-address="v3.S17"/>
    </style:style>
    <style:style style:name="ce70" style:family="table-cell" style:parent-style-name="Default" style:data-style-name="N0"/>
    <style:style style:name="ce71" style:family="table-cell" style:parent-style-name="Default">
      <style:map style:condition="cell-content()=&quot;N&quot;" style:apply-style-name="Untitled1" style:base-cell-address="v3.T5"/>
      <style:map style:condition="cell-content()=&quot;C&quot;" style:apply-style-name="Untitled2" style:base-cell-address="v3.T5"/>
    </style:style>
    <style:style style:name="ce72" style:family="table-cell" style:parent-style-name="Default">
      <style:map style:condition="cell-content()=&quot;N&quot;" style:apply-style-name="Untitled1" style:base-cell-address="v3.R6"/>
      <style:map style:condition="cell-content()=&quot;C&quot;" style:apply-style-name="Untitled2" style:base-cell-address="v3.R6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6"/>
      <style:map style:condition="cell-content()=&quot;C&quot;" style:apply-style-name="Untitled2" style:base-cell-address="v3.R6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8"/>
      <style:map style:condition="cell-content()=&quot;C&quot;" style:apply-style-name="Untitled2" style:base-cell-address="v3.R8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9"/>
      <style:map style:condition="cell-content()=&quot;C&quot;" style:apply-style-name="Untitled2" style:base-cell-address="v3.R9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0"/>
      <style:map style:condition="cell-content()=&quot;C&quot;" style:apply-style-name="Untitled2" style:base-cell-address="v3.R10"/>
    </style:style>
    <style:style style:name="ce77" style:family="table-cell" style:parent-style-name="Default">
      <style:map style:condition="cell-content()=&quot;N&quot;" style:apply-style-name="Untitled1" style:base-cell-address="v3.T11"/>
      <style:map style:condition="cell-content()=&quot;C&quot;" style:apply-style-name="Untitled2" style:base-cell-address="v3.T11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T12"/>
      <style:map style:condition="cell-content()=&quot;C&quot;" style:apply-style-name="Untitled2" style:base-cell-address="v3.T12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T13"/>
      <style:map style:condition="cell-content()=&quot;C&quot;" style:apply-style-name="Untitled2" style:base-cell-address="v3.T13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T15"/>
      <style:map style:condition="cell-content()=&quot;C&quot;" style:apply-style-name="Untitled2" style:base-cell-address="v3.T15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T17"/>
      <style:map style:condition="cell-content()=&quot;C&quot;" style:apply-style-name="Untitled2" style:base-cell-address="v3.T17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U12"/>
      <style:map style:condition="cell-content()=&quot;C&quot;" style:apply-style-name="Untitled2" style:base-cell-address="v3.U12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U13"/>
      <style:map style:condition="cell-content()=&quot;C&quot;" style:apply-style-name="Untitled2" style:base-cell-address="v3.U13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U15"/>
      <style:map style:condition="cell-content()=&quot;C&quot;" style:apply-style-name="Untitled2" style:base-cell-address="v3.U15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U17"/>
      <style:map style:condition="cell-content()=&quot;C&quot;" style:apply-style-name="Untitled2" style:base-cell-address="v3.U17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7"/>
      <style:map style:condition="cell-content()=&quot;C&quot;" style:apply-style-name="Untitled2" style:base-cell-address="v3.V7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8"/>
      <style:map style:condition="cell-content()=&quot;C&quot;" style:apply-style-name="Untitled2" style:base-cell-address="v3.V8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9"/>
      <style:map style:condition="cell-content()=&quot;C&quot;" style:apply-style-name="Untitled2" style:base-cell-address="v3.V9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10"/>
      <style:map style:condition="cell-content()=&quot;C&quot;" style:apply-style-name="Untitled2" style:base-cell-address="v3.V10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12"/>
      <style:map style:condition="cell-content()=&quot;C&quot;" style:apply-style-name="Untitled2" style:base-cell-address="v3.V12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13"/>
      <style:map style:condition="cell-content()=&quot;C&quot;" style:apply-style-name="Untitled2" style:base-cell-address="v3.V13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15"/>
      <style:map style:condition="cell-content()=&quot;C&quot;" style:apply-style-name="Untitled2" style:base-cell-address="v3.V15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17"/>
      <style:map style:condition="cell-content()=&quot;C&quot;" style:apply-style-name="Untitled2" style:base-cell-address="v3.V17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style:rotation-angle="270" style:rotation-align="top"/>
      <style:paragraph-properties fo:text-align="start" fo:margin-left="0mm"/>
      <style:text-properties fo:font-size="8pt" style:font-size-asian="8pt" style:font-size-complex="8pt"/>
    </style:style>
    <style:style style:name="ce97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F8"/>
    </style:style>
    <style:style style:name="ce1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G8"/>
    </style:style>
    <style:style style:name="ce1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H8"/>
    </style:style>
    <style:style style:name="ce1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I8"/>
    </style:style>
    <style:style style:name="ce1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8"/>
    </style:style>
    <style:style style:name="ce1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0"/>
    </style:style>
    <style:style style:name="ce1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1"/>
    </style:style>
    <style:style style:name="ce1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2"/>
    </style:style>
    <style:style style:name="ce1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3"/>
    </style:style>
    <style:style style:name="ce1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4"/>
    </style:style>
    <style:style style:name="ce1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5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6"/>
    </style:style>
    <style:style style:name="ce1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7"/>
    </style:style>
    <style:style style:name="ce1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9"/>
    </style:style>
    <style:style style:name="ce1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20"/>
    </style:style>
    <style:style style:name="ce1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21"/>
    </style:style>
    <style:style style:name="ce1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22"/>
    </style:style>
    <style:style style:name="ce1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23"/>
    </style:style>
    <style:style style:name="ce1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8"/>
    </style:style>
    <style:style style:name="ce1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0"/>
    </style:style>
    <style:style style:name="ce1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1"/>
    </style:style>
    <style:style style:name="ce1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2"/>
    </style:style>
    <style:style style:name="ce1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3"/>
    </style:style>
    <style:style style:name="ce1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4"/>
    </style:style>
    <style:style style:name="ce1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5"/>
    </style:style>
    <style:style style:name="ce1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6"/>
    </style:style>
    <style:style style:name="ce1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7"/>
    </style:style>
    <style:style style:name="ce1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9"/>
    </style:style>
    <style:style style:name="ce1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20"/>
    </style:style>
    <style:style style:name="ce1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21"/>
    </style:style>
    <style:style style:name="ce1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22"/>
    </style:style>
    <style:style style:name="ce1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23"/>
    </style:style>
    <style:style style:name="ce1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8"/>
    </style:style>
    <style:style style:name="ce1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0"/>
    </style:style>
    <style:style style:name="ce1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1"/>
    </style:style>
    <style:style style:name="ce1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2"/>
    </style:style>
    <style:style style:name="ce1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3"/>
    </style:style>
    <style:style style:name="ce1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4"/>
    </style:style>
    <style:style style:name="ce1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5"/>
    </style:style>
    <style:style style:name="ce1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6"/>
    </style:style>
    <style:style style:name="ce1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7"/>
    </style:style>
    <style:style style:name="ce1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9"/>
    </style:style>
    <style:style style:name="ce1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20"/>
    </style:style>
    <style:style style:name="ce1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21"/>
    </style:style>
    <style:style style:name="ce1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22"/>
    </style:style>
    <style:style style:name="ce1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23"/>
    </style:style>
    <style:style style:name="ce1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8"/>
    </style:style>
    <style:style style:name="ce1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0"/>
    </style:style>
    <style:style style:name="ce1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1"/>
    </style:style>
    <style:style style:name="ce1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2"/>
    </style:style>
    <style:style style:name="ce1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3"/>
    </style:style>
    <style:style style:name="ce1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4"/>
    </style:style>
    <style:style style:name="ce1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5"/>
    </style:style>
    <style:style style:name="ce1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6"/>
    </style:style>
    <style:style style:name="ce1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7"/>
    </style:style>
    <style:style style:name="ce1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9"/>
    </style:style>
    <style:style style:name="ce1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20"/>
    </style:style>
    <style:style style:name="ce1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21"/>
    </style:style>
    <style:style style:name="ce1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22"/>
    </style:style>
    <style:style style:name="ce1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23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string" calcext:value-type="string">
            <text:p>OR Mask value</text:p>
          </table:table-cell>
          <table:table-cell table:style-name="ce11" office:value-type="string" calcext:value-type="string">
            <text:p>Facemaps</text:p>
          </table:table-cell>
          <table:table-cell table:style-name="ce11" office:value-type="string" calcext:value-type="string">
            <text:p>Captions</text:p>
          </table:table-cell>
          <table:table-cell table:style-name="ce11" office:value-type="string" calcext:value-type="string">
            <text:p>Green tick</text:p>
          </table:table-cell>
          <table:table-cell table:style-name="ce11" office:value-type="string" calcext:value-type="string">
            <text:p>“This font is..”</text:p>
          </table:table-cell>
          <table:table-cell table:style-name="ce11" office:value-type="string" calcext:value-type="string">
            <text:p>Tick/Cross or None</text:p>
          </table:table-cell>
          <table:table-cell table:style-name="ce11" office:value-type="string" calcext:value-type="string">
            <text:p>Charmap button</text:p>
          </table:table-cell>
          <table:table-cell table:style-name="ce37" office:value-type="string" calcext:value-type="string">
            <text:p>Blocks</text:p>
          </table:table-cell>
          <table:table-cell table:style-name="ce40" office:value-type="string" calcext:value-type="string">
            <text:p>State vals</text:p>
          </table:table-cell>
          <table:table-cell table:number-columns-repeated="4"/>
          <table:table-cell table:style-name="ce11" office:value-type="string" calcext:value-type="string">
            <text:p>New Facemaps</text:p>
          </table:table-cell>
          <table:table-cell table:style-name="ce11" office:value-type="string" calcext:value-type="string">
            <text:p>New Captions</text:p>
          </table:table-cell>
          <table:table-cell table:style-name="ce11" office:value-type="string" calcext:value-type="string">
            <text:p>New Green tick</text:p>
          </table:table-cell>
          <table:table-cell table:style-name="ce11" office:value-type="string" calcext:value-type="string">
            <text:p>New “This font”</text:p>
          </table:table-cell>
          <table:table-cell table:style-name="ce11" office:value-type="string" calcext:value-type="string">
            <text:p>Selected</text:p>
          </table:table-cell>
          <table:table-cell table:style-name="ce11"/>
          <table:table-cell/>
          <table:table-cell table:style-name="ce37" office:value-type="string" calcext:value-type="string">
            <text:p>states OR codes</text:p>
          </table:table-cell>
          <table:table-cell table:style-name="ce10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10"/>
          <table:table-cell table:style-name="ce3"/>
          <table:table-cell table:style-name="ce6" office:value-type="string" calcext:value-type="string">
            <text:p>Valu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46"/>
          <table:table-cell table:style-name="ce59"/>
          <table:table-cell table:style-name="ce71" table:number-columns-repeated="2"/>
          <table:table-cell table:number-columns-repeated="2"/>
          <table:table-cell table:style-name="ce1" office:value-type="string" calcext:value-type="string">
            <text:p>Block codes</text:p>
          </table:table-cell>
          <table:table-cell table:style-name="ce11"/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B</text:p>
          </table:table-cell>
          <table:table-cell table:style-name="ce95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/>
          <table:table-cell table:style-name="ce101" office:value-type="string" calcext:value-type="string">
            <text:p>A</text:p>
          </table:table-cell>
          <table:table-cell table:style-name="ce101" office:value-type="string" calcext:value-type="string">
            <text:p>B</text:p>
          </table:table-cell>
          <table:table-cell table:style-name="ce101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101" office:value-type="string" calcext:value-type="string">
            <text:p>A</text:p>
          </table:table-cell>
          <table:table-cell table:style-name="ce101" office:value-type="string" calcext:value-type="string">
            <text:p>B</text:p>
          </table:table-cell>
          <table:table-cell table:style-name="ce101"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4">
          <table:table-cell office:value-type="string" calcext:value-type="string">
            <text:p>Layer #</text:p>
          </table:table-cell>
          <table:table-cell table:number-columns-repeated="2"/>
          <table:table-cell table:style-name="ce4" office:value-type="string" calcext:value-type="string">
            <text:p>inactive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</text:p>
          </table:table-cell>
          <table:table-cell table:style-name="ce18" office:value-type="string" calcext:value-type="string">
            <text:p>N</text:p>
          </table:table-cell>
          <table:table-cell table:style-name="ce22" office:value-type="string" calcext:value-type="string">
            <text:p>N</text:p>
          </table:table-cell>
          <table:table-cell table:style-name="ce26" office:value-type="string" calcext:value-type="string">
            <text:p>N</text:p>
          </table:table-cell>
          <table:table-cell table:style-name="ce31" office:value-type="string" calcext:value-type="string">
            <text:p>C</text:p>
          </table:table-cell>
          <table:table-cell table:style-name="ce34" office:value-type="string" calcext:value-type="string">
            <text:p>?</text:p>
          </table:table-cell>
          <table:table-cell table:style-name="ce1" office:value-type="string" calcext:value-type="string">
            <text:p>A</text:p>
          </table:table-cell>
          <table:table-cell table:style-name="ce6" office:value-type="string" calcext:value-type="string">
            <text:p>Bit #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47"/>
          <table:table-cell table:style-name="ce60"/>
          <table:table-cell table:style-name="ce72" table:number-columns-repeated="2"/>
          <table:table-cell table:number-columns-repeated="4"/>
          <table:table-cell table:style-name="ce96" table:number-columns-repeated="3"/>
          <table:table-cell table:number-columns-repeated="2"/>
          <table:table-cell table:style-name="ce11" office:value-type="string" calcext:value-type="string">
            <text:p>states</text:p>
          </table:table-cell>
          <table:table-cell table:style-name="ce96" table:number-columns-repeated="3"/>
          <table:table-cell table:number-columns-repeated="2"/>
          <table:table-cell table:style-name="ce11" office:value-type="string" calcext:value-type="string">
            <text:p>stat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4" office:value-type="string" calcext:value-type="string">
            <text:p>point size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N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C</text:p>
          </table:table-cell>
          <table:table-cell table:style-name="ce35" office:value-type="string" calcext:value-type="string">
            <text:p>?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8" office:value-type="string" calcext:value-type="string">
            <text:p>N</text:p>
          </table:table-cell>
          <table:table-cell table:style-name="ce61" office:value-type="string" calcext:value-type="string">
            <text:p>N</text:p>
          </table:table-cell>
          <table:table-cell table:number-columns-repeated="2" table:style-name="ce73" office:value-type="string" calcext:value-type="string">
            <text:p>N</text:p>
          </table:table-cell>
          <table:table-cell table:style-name="ce86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94" office:value-type="string" calcext:value-type="string">
            <text:p>and mask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00"/>
          <table:table-cell/>
          <table:table-cell table:style-name="ce95" table:number-columns-repeated="3"/>
          <table:table-cell table:style-name="ce1"/>
          <table:table-cell table:style-name="ce100"/>
          <table:table-cell/>
          <table:table-cell table:style-name="ce95" table:number-columns-repeated="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ach face bitmap</text:p>
          </table:table-cell>
          <table:table-cell/>
          <table:table-cell table:style-name="ce4" office:value-type="string" calcext:value-type="string">
            <text:p>text</text:p>
          </table:table-cell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N</text:p>
          </table:table-cell>
          <table:table-cell table:style-name="ce20" office:value-type="string" calcext:value-type="string">
            <text:p>C</text:p>
          </table:table-cell>
          <table:table-cell table:style-name="ce24" office:value-type="string" calcext:value-type="string">
            <text:p>C</text:p>
          </table:table-cell>
          <table:table-cell table:style-name="ce27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style-name="ce36" office:value-type="string" calcext:value-type="string">
            <text:p>?</text:p>
          </table:table-cell>
          <table:table-cell table:style-name="ce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N</text:p>
          </table:table-cell>
          <table:table-cell table:style-name="ce62" office:value-type="string" calcext:value-type="string">
            <text:p>N</text:p>
          </table:table-cell>
          <table:table-cell table:number-columns-repeated="2" table:style-name="ce74" office:value-type="string" calcext:value-type="string">
            <text:p>N</text:p>
          </table:table-cell>
          <table:table-cell table:style-name="ce87" office:value-type="string" calcext:value-type="string">
            <text:p>C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97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1" calcext:value-type="float">
            <text:p>1</text:p>
          </table:table-cell>
          <table:table-cell table:formula="of:=BITAND([.Y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02" table:formula="of:=BITAND([.AE8];[.$Z$7])" office:value-type="float" office:value="0" calcext:value-type="float">
            <text:p>0</text:p>
          </table:table-cell>
          <table:table-cell table:style-name="ce103" table:formula="of:=BITAND([.AE8];[.$AA$7])" office:value-type="float" office:value="0" calcext:value-type="float">
            <text:p>0</text:p>
          </table:table-cell>
          <table:table-cell table:style-name="ce104" table:formula="of:=BITAND([.AE8];[.$AB$7])" office:value-type="float" office:value="0" calcext:value-type="float">
            <text:p>0</text:p>
          </table:table-cell>
          <table:table-cell table:style-name="ce105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06" table:formula="of:=BITAND([.AK8];[.$Z$7])" office:value-type="float" office:value="0" calcext:value-type="float">
            <text:p>0</text:p>
          </table:table-cell>
          <table:table-cell table:style-name="ce120" table:formula="of:=BITAND([.AK8];[.$AA$7])" office:value-type="float" office:value="0" calcext:value-type="float">
            <text:p>0</text:p>
          </table:table-cell>
          <table:table-cell table:style-name="ce134" table:formula="of:=BITAND([.AK8];[.$AB$7])" office:value-type="float" office:value="0" calcext:value-type="float">
            <text:p>0</text:p>
          </table:table-cell>
          <table:table-cell table:style-name="ce148" table:formula="of:=BITAND([.AK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ch caption under it</text:p>
          </table:table-cell>
          <table:table-cell/>
          <table:table-cell table:style-name="ce4" office:value-type="string" calcext:value-type="string">
            <text:p>selected</text:p>
          </table:table-cell>
          <table:table-cell table:style-name="ce8" office:value-type="float" office:value="8" calcext:value-type="float">
            <text:p>8</text:p>
          </table:table-cell>
          <table:table-cell table:style-name="ce15" office:value-type="string" calcext:value-type="string">
            <text:p>C</text:p>
          </table:table-cell>
          <table:table-cell table:style-name="ce21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style-name="ce28" office:value-type="string" calcext:value-type="string">
            <text:p>C</text:p>
          </table:table-cell>
          <table:table-cell table:style-name="ce33" office:value-type="string" calcext:value-type="string">
            <text:p>N</text:p>
          </table:table-cell>
          <table:table-cell table:style-name="ce36" office:value-type="string" calcext:value-type="string">
            <text:p>?</text:p>
          </table:table-cell>
          <table:table-cell table:style-name="ce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number-columns-repeated="2" table:style-name="ce75" office:value-type="string" calcext:value-type="string">
            <text:p>N</text:p>
          </table:table-cell>
          <table:table-cell table:style-name="ce88" office:value-type="string" calcext:value-type="string">
            <text:p>C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97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3" calcext:value-type="float">
            <text:p>3</text:p>
          </table:table-cell>
          <table:table-cell table:formula="of:=BITAND([.Y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02" table:formula="of:=BITAND([.AE9];[.$Z$7])" office:value-type="float" office:value="1" calcext:value-type="float">
            <text:p>1</text:p>
          </table:table-cell>
          <table:table-cell table:style-name="ce103" table:formula="of:=BITAND([.AE9];[.$AA$7])" office:value-type="float" office:value="1" calcext:value-type="float">
            <text:p>1</text:p>
          </table:table-cell>
          <table:table-cell table:style-name="ce104" table:formula="of:=BITAND([.AE9];[.$AB$7])" office:value-type="float" office:value="1" calcext:value-type="float">
            <text:p>1</text:p>
          </table:table-cell>
          <table:table-cell table:style-name="ce105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06" table:formula="of:=BITAND([.AK9];[.$Z$7])" office:value-type="float" office:value="1" calcext:value-type="float">
            <text:p>1</text:p>
          </table:table-cell>
          <table:table-cell table:style-name="ce120" table:formula="of:=BITAND([.AK9];[.$AA$7])" office:value-type="float" office:value="1" calcext:value-type="float">
            <text:p>1</text:p>
          </table:table-cell>
          <table:table-cell table:style-name="ce134" table:formula="of:=BITAND([.AK9];[.$AB$7])" office:value-type="float" office:value="1" calcext:value-type="float">
            <text:p>1</text:p>
          </table:table-cell>
          <table:table-cell table:style-name="ce148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Green tick</text:p>
          </table:table-cell>
          <table:table-cell/>
          <table:table-cell table:style-name="Default"/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51" office:value-type="string" calcext:value-type="string">
            <text:p>N</text:p>
          </table:table-cell>
          <table:table-cell table:style-name="ce64" office:value-type="string" calcext:value-type="string">
            <text:p>N</text:p>
          </table:table-cell>
          <table:table-cell table:number-columns-repeated="2" table:style-name="ce76" office:value-type="string" calcext:value-type="string">
            <text:p>N</text:p>
          </table:table-cell>
          <table:table-cell table:style-name="ce89" office:value-type="string" calcext:value-type="string">
            <text:p>C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97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formula="of:=BITAND([.Y10];[.$AB$7])" office:value-type="float" office:value="5" calcext:value-type="float">
            <text:p>5</text:p>
          </table:table-cell>
          <table:table-cell table:formula="of:=BITAND([.Y10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02" table:formula="of:=BITAND([.AE10];[.$Z$7])" office:value-type="float" office:value="0" calcext:value-type="float">
            <text:p>0</text:p>
          </table:table-cell>
          <table:table-cell table:style-name="ce103" table:formula="of:=BITAND([.AE10];[.$AA$7])" office:value-type="float" office:value="2" calcext:value-type="float">
            <text:p>2</text:p>
          </table:table-cell>
          <table:table-cell table:style-name="ce104" table:formula="of:=BITAND([.AE10];[.$AB$7])" office:value-type="float" office:value="2" calcext:value-type="float">
            <text:p>2</text:p>
          </table:table-cell>
          <table:table-cell table:style-name="ce105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07" table:formula="of:=BITAND([.AK10];[.$Z$7])" office:value-type="float" office:value="1" calcext:value-type="float">
            <text:p>1</text:p>
          </table:table-cell>
          <table:table-cell table:style-name="ce121" table:formula="of:=BITAND([.AK10];[.$AA$7])" office:value-type="float" office:value="3" calcext:value-type="float">
            <text:p>3</text:p>
          </table:table-cell>
          <table:table-cell table:style-name="ce135" table:formula="of:=BITAND([.AK10];[.$AB$7])" office:value-type="float" office:value="3" calcext:value-type="float">
            <text:p>3</text:p>
          </table:table-cell>
          <table:table-cell table:style-name="ce149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“This font is in ___” text</text:p>
          </table:table-cell>
          <table:table-cell/>
          <table:table-cell table:style-name="Default"/>
          <table:table-cell table:number-columns-repeated="13"/>
          <table:table-cell table:style-name="ce52"/>
          <table:table-cell table:style-name="ce65"/>
          <table:table-cell table:style-name="ce77" table:number-columns-repeated="2"/>
          <table:table-cell table:number-columns-repeated="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97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formula="of:=BITAND([.Y11];[.$AB$7])" office:value-type="float" office:value="7" calcext:value-type="float">
            <text:p>7</text:p>
          </table:table-cell>
          <table:table-cell table:formula="of:=BITAND([.Y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02" table:formula="of:=BITAND([.AE11];[.$Z$7])" office:value-type="float" office:value="1" calcext:value-type="float">
            <text:p>1</text:p>
          </table:table-cell>
          <table:table-cell table:style-name="ce103" table:formula="of:=BITAND([.AE11];[.$AA$7])" office:value-type="float" office:value="3" calcext:value-type="float">
            <text:p>3</text:p>
          </table:table-cell>
          <table:table-cell table:style-name="ce104" table:formula="of:=BITAND([.AE11];[.$AB$7])" office:value-type="float" office:value="3" calcext:value-type="float">
            <text:p>3</text:p>
          </table:table-cell>
          <table:table-cell table:style-name="ce105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08" table:formula="of:=BITAND([.AK11];[.$Z$7])" office:value-type="float" office:value="1" calcext:value-type="float">
            <text:p>1</text:p>
          </table:table-cell>
          <table:table-cell table:style-name="ce122" table:formula="of:=BITAND([.AK11];[.$AA$7])" office:value-type="float" office:value="1" calcext:value-type="float">
            <text:p>1</text:p>
          </table:table-cell>
          <table:table-cell table:style-name="ce136" table:formula="of:=BITAND([.AK11];[.$AB$7])" office:value-type="float" office:value="5" calcext:value-type="float">
            <text:p>5</text:p>
          </table:table-cell>
          <table:table-cell table:style-name="ce150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ce5" office:value-type="string" calcext:value-type="string">
            <text:p>No changes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16" office:value-type="string" calcext:value-type="string">
            <text:p>C</text:p>
          </table:table-cell>
          <table:table-cell table:style-name="ce16" office:value-type="string" calcext:value-type="string">
            <text:p>?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78" office:value-type="string" calcext:value-type="string">
            <text:p>C</text:p>
          </table:table-cell>
          <table:table-cell table:style-name="ce82" office:value-type="string" calcext:value-type="string">
            <text:p>C</text:p>
          </table:table-cell>
          <table:table-cell table:style-name="ce90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97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2" calcext:value-type="float">
            <text:p>2</text:p>
          </table:table-cell>
          <table:table-cell table:formula="of:=BITAND([.Y1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02" table:formula="of:=BITAND([.AE12];[.$Z$7])" office:value-type="float" office:value="0" calcext:value-type="float">
            <text:p>0</text:p>
          </table:table-cell>
          <table:table-cell table:style-name="ce103" table:formula="of:=BITAND([.AE12];[.$AA$7])" office:value-type="float" office:value="0" calcext:value-type="float">
            <text:p>0</text:p>
          </table:table-cell>
          <table:table-cell table:style-name="ce104" table:formula="of:=BITAND([.AE12];[.$AB$7])" office:value-type="float" office:value="4" calcext:value-type="float">
            <text:p>4</text:p>
          </table:table-cell>
          <table:table-cell table:style-name="ce105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09" table:formula="of:=BITAND([.AK12];[.$Z$7])" office:value-type="float" office:value="1" calcext:value-type="float">
            <text:p>1</text:p>
          </table:table-cell>
          <table:table-cell table:style-name="ce123" table:formula="of:=BITAND([.AK12];[.$AA$7])" office:value-type="float" office:value="3" calcext:value-type="float">
            <text:p>3</text:p>
          </table:table-cell>
          <table:table-cell table:style-name="ce137" table:formula="of:=BITAND([.AK12];[.$AB$7])" office:value-type="float" office:value="7" calcext:value-type="float">
            <text:p>7</text:p>
          </table:table-cell>
          <table:table-cell table:style-name="ce151" table:formula="of:=BITAND([.AK12];[.$AC$7])" office:value-type="float" office:value="0" calcext:value-type="float">
            <text:p>0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Charmap button</text:p>
          </table:table-cell>
          <table:table-cell/>
          <table:table-cell table:style-name="ce5" office:value-type="string" calcext:value-type="string">
            <text:p>1<text:span text:style-name="T1">st</text:span> time</text:p>
          </table:table-cell>
          <table:table-cell table:style-name="ce9" office:value-type="string" calcext:value-type="string">
            <text:p>?</text:p>
          </table:table-cell>
          <table:table-cell table:style-name="ce17" office:value-type="string" calcext:value-type="string">
            <text:p>N</text:p>
          </table:table-cell>
          <table:table-cell table:number-columns-repeated="4" table:style-name="ce16" office:value-type="string" calcext:value-type="string">
            <text:p>N</text:p>
          </table:table-cell>
          <table:table-cell table:style-name="ce16" office:value-type="string" calcext:value-type="string">
            <text:p>?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N</text:p>
          </table:table-cell>
          <table:table-cell table:style-name="ce67" office:value-type="string" calcext:value-type="string">
            <text:p>N</text:p>
          </table:table-cell>
          <table:table-cell table:style-name="ce79" office:value-type="string" calcext:value-type="string">
            <text:p>C</text:p>
          </table:table-cell>
          <table:table-cell table:style-name="ce83" office:value-type="string" calcext:value-type="string">
            <text:p>C</text:p>
          </table:table-cell>
          <table:table-cell table:style-name="ce91" office:value-type="string" calcext:value-type="string">
            <text:p>C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97" table:formula="of:=BITAND([.Y13];[.$AA$7])" office:value-type="float" office:value="2" calcext:value-type="float">
            <text:p>2</text:p>
          </table:table-cell>
          <table:table-cell table:style-name="ce45" table:formula="of:=BITAND([.Y13];[.$AB$7])" office:value-type="float" office:value="6" calcext:value-type="float">
            <text:p>6</text:p>
          </table:table-cell>
          <table:table-cell table:formula="of:=BITAND([.Y13];[.$AC$7])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02" table:formula="of:=BITAND([.AE13];[.$Z$7])" office:value-type="float" office:value="1" calcext:value-type="float">
            <text:p>1</text:p>
          </table:table-cell>
          <table:table-cell table:style-name="ce103" table:formula="of:=BITAND([.AE13];[.$AA$7])" office:value-type="float" office:value="1" calcext:value-type="float">
            <text:p>1</text:p>
          </table:table-cell>
          <table:table-cell table:style-name="ce104" table:formula="of:=BITAND([.AE13];[.$AB$7])" office:value-type="float" office:value="5" calcext:value-type="float">
            <text:p>5</text:p>
          </table:table-cell>
          <table:table-cell table:style-name="ce105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10" table:formula="of:=BITAND([.AK13];[.$Z$7])" office:value-type="float" office:value="1" calcext:value-type="float">
            <text:p>1</text:p>
          </table:table-cell>
          <table:table-cell table:style-name="ce124" table:formula="of:=BITAND([.AK13];[.$AA$7])" office:value-type="float" office:value="1" calcext:value-type="float">
            <text:p>1</text:p>
          </table:table-cell>
          <table:table-cell table:style-name="ce138" table:formula="of:=BITAND([.AK13];[.$AB$7])" office:value-type="float" office:value="1" calcext:value-type="float">
            <text:p>1</text:p>
          </table:table-cell>
          <table:table-cell table:style-name="ce152" table:formula="of:=BITAND([.AK1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38"/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97" table:formula="of:=BITAND([.Y14];[.$AB$7])" office:value-type="float" office:value="4" calcext:value-type="float">
            <text:p>4</text:p>
          </table:table-cell>
          <table:table-cell table:formula="of:=BITAND([.Y14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02" table:formula="of:=BITAND([.AE14];[.$Z$7])" office:value-type="float" office:value="0" calcext:value-type="float">
            <text:p>0</text:p>
          </table:table-cell>
          <table:table-cell table:style-name="ce103" table:formula="of:=BITAND([.AE14];[.$AA$7])" office:value-type="float" office:value="2" calcext:value-type="float">
            <text:p>2</text:p>
          </table:table-cell>
          <table:table-cell table:style-name="ce104" table:formula="of:=BITAND([.AE14];[.$AB$7])" office:value-type="float" office:value="6" calcext:value-type="float">
            <text:p>6</text:p>
          </table:table-cell>
          <table:table-cell table:style-name="ce105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11" table:formula="of:=BITAND([.AK14];[.$Z$7])" office:value-type="float" office:value="1" calcext:value-type="float">
            <text:p>1</text:p>
          </table:table-cell>
          <table:table-cell table:style-name="ce125" table:formula="of:=BITAND([.AK14];[.$AA$7])" office:value-type="float" office:value="3" calcext:value-type="float">
            <text:p>3</text:p>
          </table:table-cell>
          <table:table-cell table:style-name="ce139" table:formula="of:=BITAND([.AK14];[.$AB$7])" office:value-type="float" office:value="3" calcext:value-type="float">
            <text:p>3</text:p>
          </table:table-cell>
          <table:table-cell table:style-name="ce153" table:formula="of:=BITAND([.AK14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39"/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string" calcext:value-type="string">
            <text:p>N</text:p>
          </table:table-cell>
          <table:table-cell table:style-name="ce68" office:value-type="string" calcext:value-type="string">
            <text:p>C</text:p>
          </table:table-cell>
          <table:table-cell table:style-name="ce80" office:value-type="string" calcext:value-type="string">
            <text:p>C</text:p>
          </table:table-cell>
          <table:table-cell table:style-name="ce84" office:value-type="string" calcext:value-type="string">
            <text:p>C</text:p>
          </table:table-cell>
          <table:table-cell table:style-name="ce92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formula="of:=BITAND([.Y15];[.$Z$7])" office:value-type="float" office:value="0" calcext:value-type="float">
            <text:p>0</text:p>
          </table:table-cell>
          <table:table-cell table:formula="of:=BITAND([.Y15];[.$AA$7])" office:value-type="float" office:value="0" calcext:value-type="float">
            <text:p>0</text:p>
          </table:table-cell>
          <table:table-cell table:style-name="ce99" table:formula="of:=BITAND([.Y15];[.$AB$7])" office:value-type="float" office:value="0" calcext:value-type="float">
            <text:p>0</text:p>
          </table:table-cell>
          <table:table-cell table:style-name="ce97" table:formula="of:=BITAND([.Y15];[.$AC$7])" office:value-type="float" office:value="8" calcext:value-type="float">
            <text:p>8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02" table:formula="of:=BITAND([.AE15];[.$Z$7])" office:value-type="float" office:value="1" calcext:value-type="float">
            <text:p>1</text:p>
          </table:table-cell>
          <table:table-cell table:style-name="ce103" table:formula="of:=BITAND([.AE15];[.$AA$7])" office:value-type="float" office:value="3" calcext:value-type="float">
            <text:p>3</text:p>
          </table:table-cell>
          <table:table-cell table:style-name="ce104" table:formula="of:=BITAND([.AE15];[.$AB$7])" office:value-type="float" office:value="7" calcext:value-type="float">
            <text:p>7</text:p>
          </table:table-cell>
          <table:table-cell table:style-name="ce105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12" table:formula="of:=BITAND([.AK15];[.$Z$7])" office:value-type="float" office:value="1" calcext:value-type="float">
            <text:p>1</text:p>
          </table:table-cell>
          <table:table-cell table:style-name="ce126" table:formula="of:=BITAND([.AK15];[.$AA$7])" office:value-type="float" office:value="1" calcext:value-type="float">
            <text:p>1</text:p>
          </table:table-cell>
          <table:table-cell table:style-name="ce140" table:formula="of:=BITAND([.AK15];[.$AB$7])" office:value-type="float" office:value="5" calcext:value-type="float">
            <text:p>5</text:p>
          </table:table-cell>
          <table:table-cell table:style-name="ce154" table:formula="of:=BITAND([.AK15];[.$AC$7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23"/>
          <table:table-cell table:style-name="ce1" office:value-type="float" office:value="8" calcext:value-type="float">
            <text:p>8</text:p>
          </table:table-cell>
          <table:table-cell table:style-name="ce102" table:formula="of:=BITAND([.AE16];[.$Z$7])" office:value-type="float" office:value="0" calcext:value-type="float">
            <text:p>0</text:p>
          </table:table-cell>
          <table:table-cell table:style-name="ce103" table:formula="of:=BITAND([.AE16];[.$AA$7])" office:value-type="float" office:value="0" calcext:value-type="float">
            <text:p>0</text:p>
          </table:table-cell>
          <table:table-cell table:style-name="ce104" table:formula="of:=BITAND([.AE16];[.$AB$7])" office:value-type="float" office:value="0" calcext:value-type="float">
            <text:p>0</text:p>
          </table:table-cell>
          <table:table-cell table:style-name="ce105" table:formula="of:=BITAND([.AE16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13" table:formula="of:=BITAND([.AK16];[.$Z$7])" office:value-type="float" office:value="1" calcext:value-type="float">
            <text:p>1</text:p>
          </table:table-cell>
          <table:table-cell table:style-name="ce127" table:formula="of:=BITAND([.AK16];[.$AA$7])" office:value-type="float" office:value="3" calcext:value-type="float">
            <text:p>3</text:p>
          </table:table-cell>
          <table:table-cell table:style-name="ce141" table:formula="of:=BITAND([.AK16];[.$AB$7])" office:value-type="float" office:value="7" calcext:value-type="float">
            <text:p>7</text:p>
          </table:table-cell>
          <table:table-cell table:style-name="ce155" table:formula="of:=BITAND([.AK16];[.$AC$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11"/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6" office:value-type="string" calcext:value-type="string">
            <text:p>C</text:p>
          </table:table-cell>
          <table:table-cell table:style-name="ce69" office:value-type="string" calcext:value-type="string">
            <text:p>C</text:p>
          </table:table-cell>
          <table:table-cell table:style-name="ce81" office:value-type="string" calcext:value-type="string">
            <text:p>C</text:p>
          </table:table-cell>
          <table:table-cell table:style-name="ce85" office:value-type="string" calcext:value-type="string">
            <text:p>C</text:p>
          </table:table-cell>
          <table:table-cell table:style-name="ce93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formula="of:=BITAND([.Y17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02" table:formula="of:=BITAND([.AE17];[.$Z$7])" office:value-type="float" office:value="1" calcext:value-type="float">
            <text:p>1</text:p>
          </table:table-cell>
          <table:table-cell table:style-name="ce103" table:formula="of:=BITAND([.AE17];[.$AA$7])" office:value-type="float" office:value="1" calcext:value-type="float">
            <text:p>1</text:p>
          </table:table-cell>
          <table:table-cell table:style-name="ce104" table:formula="of:=BITAND([.AE17];[.$AB$7])" office:value-type="float" office:value="1" calcext:value-type="float">
            <text:p>1</text:p>
          </table:table-cell>
          <table:table-cell table:style-name="ce105" table:formula="of:=BITAND([.AE17];[.$AC$7])" office:value-type="float" office:value="8" calcext:value-type="float">
            <text:p>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14" table:formula="of:=BITAND([.AK17];[.$Z$7])" office:value-type="float" office:value="0" calcext:value-type="float">
            <text:p>0</text:p>
          </table:table-cell>
          <table:table-cell table:style-name="ce128" table:formula="of:=BITAND([.AK17];[.$AA$7])" office:value-type="float" office:value="2" calcext:value-type="float">
            <text:p>2</text:p>
          </table:table-cell>
          <table:table-cell table:style-name="ce142" table:formula="of:=BITAND([.AK17];[.$AB$7])" office:value-type="float" office:value="2" calcext:value-type="float">
            <text:p>2</text:p>
          </table:table-cell>
          <table:table-cell table:style-name="ce156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22"/>
          <table:table-cell table:style-name="ce1" office:value-type="float" office:value="9" calcext:value-type="float">
            <text:p>9</text:p>
          </table:table-cell>
          <table:table-cell table:style-name="ce98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1" calcext:value-type="float">
            <text:p>1</text:p>
          </table:table-cell>
          <table:table-cell table:style-name="ce98" table:formula="of:=BITAND([.Y18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02" table:formula="of:=BITAND([.AE18];[.$Z$7])" office:value-type="float" office:value="0" calcext:value-type="float">
            <text:p>0</text:p>
          </table:table-cell>
          <table:table-cell table:style-name="ce103" table:formula="of:=BITAND([.AE18];[.$AA$7])" office:value-type="float" office:value="2" calcext:value-type="float">
            <text:p>2</text:p>
          </table:table-cell>
          <table:table-cell table:style-name="ce104" table:formula="of:=BITAND([.AE18];[.$AB$7])" office:value-type="float" office:value="2" calcext:value-type="float">
            <text:p>2</text:p>
          </table:table-cell>
          <table:table-cell table:style-name="ce105" table:formula="of:=BITAND([.AE18];[.$AC$7])" office:value-type="float" office:value="8" calcext:value-type="float">
            <text:p>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99" table:formula="of:=BITAND([.AK18];[.$Z$7])" office:value-type="float" office:value="0" calcext:value-type="float">
            <text:p>0</text:p>
          </table:table-cell>
          <table:table-cell table:style-name="ce99" table:formula="of:=BITAND([.AK18];[.$AA$7])" office:value-type="float" office:value="2" calcext:value-type="float">
            <text:p>2</text:p>
          </table:table-cell>
          <table:table-cell table:style-name="ce99" table:formula="of:=BITAND([.AK18];[.$AB$7])" office:value-type="float" office:value="6" calcext:value-type="float">
            <text:p>6</text:p>
          </table:table-cell>
          <table:table-cell table:style-name="ce99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 table:number-columns-repeated="22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98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2" calcext:value-type="float">
            <text:p>2</text:p>
          </table:table-cell>
          <table:table-cell table:style-name="ce98" table:formula="of:=BITAND([.Y19];[.$AC$7])" office:value-type="float" office:value="8" calcext:value-type="float">
            <text:p>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02" table:formula="of:=BITAND([.AE19];[.$Z$7])" office:value-type="float" office:value="1" calcext:value-type="float">
            <text:p>1</text:p>
          </table:table-cell>
          <table:table-cell table:style-name="ce103" table:formula="of:=BITAND([.AE19];[.$AA$7])" office:value-type="float" office:value="3" calcext:value-type="float">
            <text:p>3</text:p>
          </table:table-cell>
          <table:table-cell table:style-name="ce104" table:formula="of:=BITAND([.AE19];[.$AB$7])" office:value-type="float" office:value="3" calcext:value-type="float">
            <text:p>3</text:p>
          </table:table-cell>
          <table:table-cell table:style-name="ce105" table:formula="of:=BITAND([.AE19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15" table:formula="of:=BITAND([.AK19];[.$Z$7])" office:value-type="float" office:value="0" calcext:value-type="float">
            <text:p>0</text:p>
          </table:table-cell>
          <table:table-cell table:style-name="ce129" table:formula="of:=BITAND([.AK19];[.$AA$7])" office:value-type="float" office:value="2" calcext:value-type="float">
            <text:p>2</text:p>
          </table:table-cell>
          <table:table-cell table:style-name="ce143" table:formula="of:=BITAND([.AK19];[.$AB$7])" office:value-type="float" office:value="2" calcext:value-type="float">
            <text:p>2</text:p>
          </table:table-cell>
          <table:table-cell table:style-name="ce157" table:formula="of:=BITAND([.AK19];[.$AC$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 table:number-columns-repeated="10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98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3" calcext:value-type="float">
            <text:p>3</text:p>
          </table:table-cell>
          <table:table-cell table:style-name="ce98" table:formula="of:=BITAND([.Y20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02" table:formula="of:=BITAND([.AE20];[.$Z$7])" office:value-type="float" office:value="0" calcext:value-type="float">
            <text:p>0</text:p>
          </table:table-cell>
          <table:table-cell table:style-name="ce103" table:formula="of:=BITAND([.AE20];[.$AA$7])" office:value-type="float" office:value="0" calcext:value-type="float">
            <text:p>0</text:p>
          </table:table-cell>
          <table:table-cell table:style-name="ce104" table:formula="of:=BITAND([.AE20];[.$AB$7])" office:value-type="float" office:value="4" calcext:value-type="float">
            <text:p>4</text:p>
          </table:table-cell>
          <table:table-cell table:style-name="ce105" table:formula="of:=BITAND([.AE20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16" table:formula="of:=BITAND([.AK20];[.$Z$7])" office:value-type="float" office:value="0" calcext:value-type="float">
            <text:p>0</text:p>
          </table:table-cell>
          <table:table-cell table:style-name="ce130" table:formula="of:=BITAND([.AK20];[.$AA$7])" office:value-type="float" office:value="2" calcext:value-type="float">
            <text:p>2</text:p>
          </table:table-cell>
          <table:table-cell table:style-name="ce144" table:formula="of:=BITAND([.AK20];[.$AB$7])" office:value-type="float" office:value="6" calcext:value-type="float">
            <text:p>6</text:p>
          </table:table-cell>
          <table:table-cell table:style-name="ce158" table:formula="of:=BITAND([.AK20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6" office:value-type="string" calcext:value-type="string">
            <text:p>Valu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98" table:formula="of:=BITAND([.Y21];[.$AB$7])" office:value-type="float" office:value="4" calcext:value-type="float">
            <text:p>4</text:p>
          </table:table-cell>
          <table:table-cell table:style-name="ce98" table:formula="of:=BITAND([.Y21];[.$AC$7])" office:value-type="float" office:value="8" calcext:value-type="float">
            <text:p>8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02" table:formula="of:=BITAND([.AE21];[.$Z$7])" office:value-type="float" office:value="1" calcext:value-type="float">
            <text:p>1</text:p>
          </table:table-cell>
          <table:table-cell table:style-name="ce103" table:formula="of:=BITAND([.AE21];[.$AA$7])" office:value-type="float" office:value="1" calcext:value-type="float">
            <text:p>1</text:p>
          </table:table-cell>
          <table:table-cell table:style-name="ce104" table:formula="of:=BITAND([.AE21];[.$AB$7])" office:value-type="float" office:value="5" calcext:value-type="float">
            <text:p>5</text:p>
          </table:table-cell>
          <table:table-cell table:style-name="ce105" table:formula="of:=BITAND([.AE21];[.$AC$7])" office:value-type="float" office:value="8" calcext:value-type="float">
            <text:p>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17" table:formula="of:=BITAND([.AK21];[.$Z$7])" office:value-type="float" office:value="0" calcext:value-type="float">
            <text:p>0</text:p>
          </table:table-cell>
          <table:table-cell table:style-name="ce131" table:formula="of:=BITAND([.AK21];[.$AA$7])" office:value-type="float" office:value="0" calcext:value-type="float">
            <text:p>0</text:p>
          </table:table-cell>
          <table:table-cell table:style-name="ce145" table:formula="of:=BITAND([.AK21];[.$AB$7])" office:value-type="float" office:value="4" calcext:value-type="float">
            <text:p>4</text:p>
          </table:table-cell>
          <table:table-cell table:style-name="ce159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7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98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5" calcext:value-type="float">
            <text:p>5</text:p>
          </table:table-cell>
          <table:table-cell table:style-name="ce98" table:formula="of:=BITAND([.Y22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02" table:formula="of:=BITAND([.AE22];[.$Z$7])" office:value-type="float" office:value="0" calcext:value-type="float">
            <text:p>0</text:p>
          </table:table-cell>
          <table:table-cell table:style-name="ce103" table:formula="of:=BITAND([.AE22];[.$AA$7])" office:value-type="float" office:value="2" calcext:value-type="float">
            <text:p>2</text:p>
          </table:table-cell>
          <table:table-cell table:style-name="ce104" table:formula="of:=BITAND([.AE22];[.$AB$7])" office:value-type="float" office:value="6" calcext:value-type="float">
            <text:p>6</text:p>
          </table:table-cell>
          <table:table-cell table:style-name="ce105" table:formula="of:=BITAND([.AE22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18" table:formula="of:=BITAND([.AK22];[.$Z$7])" office:value-type="float" office:value="0" calcext:value-type="float">
            <text:p>0</text:p>
          </table:table-cell>
          <table:table-cell table:style-name="ce132" table:formula="of:=BITAND([.AK22];[.$AA$7])" office:value-type="float" office:value="0" calcext:value-type="float">
            <text:p>0</text:p>
          </table:table-cell>
          <table:table-cell table:style-name="ce146" table:formula="of:=BITAND([.AK22];[.$AB$7])" office:value-type="float" office:value="4" calcext:value-type="float">
            <text:p>4</text:p>
          </table:table-cell>
          <table:table-cell table:style-name="ce160" table:formula="of:=BITAND([.AK22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41" office:value-type="string" calcext:value-type="string">
            <text:p>AND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58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98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6" calcext:value-type="float">
            <text:p>6</text:p>
          </table:table-cell>
          <table:table-cell table:style-name="ce98" table:formula="of:=BITAND([.Y23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02" table:formula="of:=BITAND([.AE23];[.$Z$7])" office:value-type="float" office:value="1" calcext:value-type="float">
            <text:p>1</text:p>
          </table:table-cell>
          <table:table-cell table:style-name="ce103" table:formula="of:=BITAND([.AE23];[.$AA$7])" office:value-type="float" office:value="3" calcext:value-type="float">
            <text:p>3</text:p>
          </table:table-cell>
          <table:table-cell table:style-name="ce104" table:formula="of:=BITAND([.AE23];[.$AB$7])" office:value-type="float" office:value="7" calcext:value-type="float">
            <text:p>7</text:p>
          </table:table-cell>
          <table:table-cell table:style-name="ce105" table:formula="of:=BITAND([.AE23];[.$AC$7])"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19" table:formula="of:=BITAND([.AK23];[.$Z$7])" office:value-type="float" office:value="0" calcext:value-type="float">
            <text:p>0</text:p>
          </table:table-cell>
          <table:table-cell table:style-name="ce133" table:formula="of:=BITAND([.AK23];[.$AA$7])" office:value-type="float" office:value="0" calcext:value-type="float">
            <text:p>0</text:p>
          </table:table-cell>
          <table:table-cell table:style-name="ce147" table:formula="of:=BITAND([.AK23];[.$AB$7])" office:value-type="float" office:value="0" calcext:value-type="float">
            <text:p>0</text:p>
          </table:table-cell>
          <table:table-cell table:style-name="ce161" table:formula="of:=BITAND([.AK2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3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45" table:formula="of:=BITAND([.Q22];[.Q23])" office:value-type="float" office:value="1" calcext:value-type="float">
            <text:p>1</text:p>
          </table:table-cell>
          <table:table-cell table:style-name="ce57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98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7" calcext:value-type="float">
            <text:p>7</text:p>
          </table:table-cell>
          <table:table-cell table:style-name="ce98" table:formula="of:=BITAND([.Y24];[.$AC$7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7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Therefore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41" office:value-type="string" calcext:value-type="string">
            <text:p>AND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58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4"/>
          <table:table-cell office:value-type="string" calcext:value-type="string">
            <text:p>Inactive = 1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57" table:formula="of:=[.N28]*[.$N$21]+[.O28]*[.$O$21]+[.P28]*[.$P$21]+[.Q28]*[.$Q$21]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Pointsize = 2</text:p>
          </table:table-cell>
          <table:table-cell table:number-columns-repeated="16"/>
        </table:table-row>
        <table:table-row table:style-name="ro1">
          <table:table-cell table:number-columns-repeated="24"/>
          <table:table-cell office:value-type="string" calcext:value-type="string">
            <text:p>Text = 3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7" table:formula="of:=[.N30]*[.$N$21]+[.O30]*[.$O$21]+[.P30]*[.$P$21]+[.Q30]*[.$Q$21]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Selected = 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41" office:value-type="string" calcext:value-type="string">
            <text:p>AND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58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1" calcext:value-type="float">
            <text:p>1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0" calcext:value-type="float">
            <text:p>0</text:p>
          </table:table-cell>
          <table:table-cell table:style-name="ce57" table:formula="of:=[.N32]*[.$N$21]+[.O32]*[.$O$21]+[.P32]*[.$P$21]+[.Q32]*[.$Q$21]" office:value-type="float" office:value="4" calcext:value-type="float">
            <text:p>4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4"/>
          <table:table-cell office:value-type="string" calcext:value-type="string">
            <text:p>State = State | Inactive | Pointsize | Text | etc.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7" table:formula="of:=[.N34]*[.$N$21]+[.O34]*[.$O$21]+[.P34]*[.$P$21]+[.Q34]*[.$Q$21]"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if state &amp; 1 == 1: Do block A work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41" office:value-type="string" calcext:value-type="string">
            <text:p>AND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58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if state &amp; 3 == 2: Do block B work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57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4"/>
          <table:table-cell office:value-type="string" calcext:value-type="string">
            <text:p>if state &amp; 7 == 4: Do block C work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4"/>
          <table:table-cell office:value-type="string" calcext:value-type="string">
            <text:p>if state &amp; 8 == 8: Do D</text:p>
          </table:table-cell>
          <table:table-cell table:number-columns-repeated="16"/>
        </table:table-row>
        <table:table-row table:style-name="ro1">
          <table:table-cell table:number-columns-repeated="18"/>
          <table:table-cell table:style-name="ce70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3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5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6"/>
          <table:table-cell table:style-name="ce10" table:number-columns-repeated="4"/>
          <table:table-cell table:style-name="ce29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style-name="ce6"/>
          <table:table-cell table:style-name="ce10" table:number-columns-repeated="4"/>
          <table:table-cell table:style-name="ce29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2" table:number-columns-repeated="2"/>
          <table:table-cell table:number-columns-repeated="5"/>
          <table:table-cell table:style-name="ce30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0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5"/>
          <table:table-cell table:style-name="ce30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0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5"/>
          <table:table-cell table:style-name="ce30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0" table:number-columns-repeated="2"/>
          <table:table-cell table:number-columns-repeated="3"/>
          <table:table-cell table:style-name="ce43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0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0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30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3.R6:v3.U7">
            <calcext:condition calcext:apply-style-name="Untitled1" calcext:value="=&quot;N&quot;" calcext:base-cell-address="v3.R6"/>
            <calcext:condition calcext:apply-style-name="Untitled2" calcext:value="=&quot;C&quot;" calcext:base-cell-address="v3.R6"/>
          </calcext:conditional-format>
          <calcext:conditional-format calcext:target-range-address="v3.R5:v3.R7">
            <calcext:condition calcext:apply-style-name="Untitled1" calcext:value="=&quot;N&quot;" calcext:base-cell-address="v3.R5"/>
            <calcext:condition calcext:apply-style-name="Untitled2" calcext:value="=&quot;C&quot;" calcext:base-cell-address="v3.R5"/>
          </calcext:conditional-format>
          <calcext:conditional-format calcext:target-range-address="v3.S5:v3.S7">
            <calcext:condition calcext:apply-style-name="Untitled1" calcext:value="=&quot;N&quot;" calcext:base-cell-address="v3.S5"/>
            <calcext:condition calcext:apply-style-name="Untitled2" calcext:value="=&quot;C&quot;" calcext:base-cell-address="v3.S5"/>
          </calcext:conditional-format>
          <calcext:conditional-format calcext:target-range-address="v3.T5:v3.U7">
            <calcext:condition calcext:apply-style-name="Untitled1" calcext:value="=&quot;N&quot;" calcext:base-cell-address="v3.T5"/>
            <calcext:condition calcext:apply-style-name="Untitled2" calcext:value="=&quot;C&quot;" calcext:base-cell-address="v3.T5"/>
          </calcext:conditional-format>
          <calcext:conditional-format calcext:target-range-address="v3.R11:v3.R11">
            <calcext:condition calcext:apply-style-name="Untitled1" calcext:value="=&quot;N&quot;" calcext:base-cell-address="v3.R11"/>
            <calcext:condition calcext:apply-style-name="Untitled2" calcext:value="=&quot;C&quot;" calcext:base-cell-address="v3.R11"/>
          </calcext:conditional-format>
          <calcext:conditional-format calcext:target-range-address="v3.S11:v3.S11">
            <calcext:condition calcext:apply-style-name="Untitled1" calcext:value="=&quot;N&quot;" calcext:base-cell-address="v3.S11"/>
            <calcext:condition calcext:apply-style-name="Untitled2" calcext:value="=&quot;C&quot;" calcext:base-cell-address="v3.S11"/>
          </calcext:conditional-format>
          <calcext:conditional-format calcext:target-range-address="v3.T11:v3.U11">
            <calcext:condition calcext:apply-style-name="Untitled1" calcext:value="=&quot;N&quot;" calcext:base-cell-address="v3.T11"/>
            <calcext:condition calcext:apply-style-name="Untitled2" calcext:value="=&quot;C&quot;" calcext:base-cell-address="v3.T11"/>
          </calcext:conditional-format>
          <calcext:conditional-format calcext:target-range-address="v3.S15:v3.S15">
            <calcext:condition calcext:apply-style-name="Untitled1" calcext:value="=&quot;N&quot;" calcext:base-cell-address="v3.S15"/>
            <calcext:condition calcext:apply-style-name="Untitled2" calcext:value="=&quot;C&quot;" calcext:base-cell-address="v3.S15"/>
          </calcext:conditional-format>
          <calcext:conditional-format calcext:target-range-address="v3.T15:v3.T15">
            <calcext:condition calcext:apply-style-name="Untitled1" calcext:value="=&quot;N&quot;" calcext:base-cell-address="v3.T15"/>
            <calcext:condition calcext:apply-style-name="Untitled2" calcext:value="=&quot;C&quot;" calcext:base-cell-address="v3.T15"/>
          </calcext:conditional-format>
          <calcext:conditional-format calcext:target-range-address="v3.U15:v3.U15">
            <calcext:condition calcext:apply-style-name="Untitled1" calcext:value="=&quot;N&quot;" calcext:base-cell-address="v3.U15"/>
            <calcext:condition calcext:apply-style-name="Untitled2" calcext:value="=&quot;C&quot;" calcext:base-cell-address="v3.U15"/>
          </calcext:conditional-format>
          <calcext:conditional-format calcext:target-range-address="v3.R17:v3.R17">
            <calcext:condition calcext:apply-style-name="Untitled1" calcext:value="=&quot;N&quot;" calcext:base-cell-address="v3.R17"/>
            <calcext:condition calcext:apply-style-name="Untitled2" calcext:value="=&quot;C&quot;" calcext:base-cell-address="v3.R17"/>
          </calcext:conditional-format>
          <calcext:conditional-format calcext:target-range-address="v3.S17:v3.S17">
            <calcext:condition calcext:apply-style-name="Untitled1" calcext:value="=&quot;N&quot;" calcext:base-cell-address="v3.S17"/>
            <calcext:condition calcext:apply-style-name="Untitled2" calcext:value="=&quot;C&quot;" calcext:base-cell-address="v3.S17"/>
          </calcext:conditional-format>
          <calcext:conditional-format calcext:target-range-address="v3.T17:v3.T17">
            <calcext:condition calcext:apply-style-name="Untitled1" calcext:value="=&quot;N&quot;" calcext:base-cell-address="v3.T17"/>
            <calcext:condition calcext:apply-style-name="Untitled2" calcext:value="=&quot;C&quot;" calcext:base-cell-address="v3.T17"/>
          </calcext:conditional-format>
          <calcext:conditional-format calcext:target-range-address="v3.U17:v3.U17">
            <calcext:condition calcext:apply-style-name="Untitled1" calcext:value="=&quot;N&quot;" calcext:base-cell-address="v3.U17"/>
            <calcext:condition calcext:apply-style-name="Untitled2" calcext:value="=&quot;C&quot;" calcext:base-cell-address="v3.U17"/>
          </calcext:conditional-format>
          <calcext:conditional-format calcext:target-range-address="v3.V17:v3.V17">
            <calcext:condition calcext:apply-style-name="Untitled1" calcext:value="=&quot;N&quot;" calcext:base-cell-address="v3.V17"/>
            <calcext:condition calcext:apply-style-name="Untitled2" calcext:value="=&quot;C&quot;" calcext:base-cell-address="v3.V17"/>
          </calcext:conditional-format>
          <calcext:conditional-format calcext:target-range-address="v3.V15:v3.V15">
            <calcext:condition calcext:apply-style-name="Untitled1" calcext:value="=&quot;N&quot;" calcext:base-cell-address="v3.V15"/>
            <calcext:condition calcext:apply-style-name="Untitled2" calcext:value="=&quot;C&quot;" calcext:base-cell-address="v3.V15"/>
          </calcext:conditional-format>
          <calcext:conditional-format calcext:target-range-address="v3.V12:v3.V12">
            <calcext:condition calcext:apply-style-name="Untitled1" calcext:value="=&quot;N&quot;" calcext:base-cell-address="v3.V12"/>
            <calcext:condition calcext:apply-style-name="Untitled2" calcext:value="=&quot;C&quot;" calcext:base-cell-address="v3.V12"/>
          </calcext:conditional-format>
          <calcext:conditional-format calcext:target-range-address="v3.V7:v3.V7">
            <calcext:condition calcext:apply-style-name="Untitled1" calcext:value="=&quot;N&quot;" calcext:base-cell-address="v3.V7"/>
            <calcext:condition calcext:apply-style-name="Untitled2" calcext:value="=&quot;C&quot;" calcext:base-cell-address="v3.V7"/>
          </calcext:conditional-format>
          <calcext:conditional-format calcext:target-range-address="v3.R12:v3.R12">
            <calcext:condition calcext:apply-style-name="Untitled1" calcext:value="=&quot;N&quot;" calcext:base-cell-address="v3.R12"/>
            <calcext:condition calcext:apply-style-name="Untitled2" calcext:value="=&quot;C&quot;" calcext:base-cell-address="v3.R12"/>
          </calcext:conditional-format>
          <calcext:conditional-format calcext:target-range-address="v3.S12:v3.S12">
            <calcext:condition calcext:apply-style-name="Untitled1" calcext:value="=&quot;N&quot;" calcext:base-cell-address="v3.S12"/>
            <calcext:condition calcext:apply-style-name="Untitled2" calcext:value="=&quot;C&quot;" calcext:base-cell-address="v3.S12"/>
          </calcext:conditional-format>
          <calcext:conditional-format calcext:target-range-address="v3.T12:v3.T12">
            <calcext:condition calcext:apply-style-name="Untitled1" calcext:value="=&quot;N&quot;" calcext:base-cell-address="v3.T12"/>
            <calcext:condition calcext:apply-style-name="Untitled2" calcext:value="=&quot;C&quot;" calcext:base-cell-address="v3.T12"/>
          </calcext:conditional-format>
          <calcext:conditional-format calcext:target-range-address="v3.U12:v3.U12">
            <calcext:condition calcext:apply-style-name="Untitled1" calcext:value="=&quot;N&quot;" calcext:base-cell-address="v3.U12"/>
            <calcext:condition calcext:apply-style-name="Untitled2" calcext:value="=&quot;C&quot;" calcext:base-cell-address="v3.U12"/>
          </calcext:conditional-format>
          <calcext:conditional-format calcext:target-range-address="v3.R15:v3.R15">
            <calcext:condition calcext:apply-style-name="Untitled1" calcext:value="=&quot;N&quot;" calcext:base-cell-address="v3.R15"/>
            <calcext:condition calcext:apply-style-name="Untitled2" calcext:value="=&quot;C&quot;" calcext:base-cell-address="v3.R15"/>
          </calcext:conditional-format>
          <calcext:conditional-format calcext:target-range-address="v3.L15:v3.L15">
            <calcext:condition calcext:apply-style-name="Untitled1" calcext:value="=&quot;N&quot;" calcext:base-cell-address="v3.L15"/>
            <calcext:condition calcext:apply-style-name="Untitled2" calcext:value="=&quot;C&quot;" calcext:base-cell-address="v3.L15"/>
          </calcext:conditional-format>
          <calcext:conditional-format calcext:target-range-address="v3.R8:v3.U8">
            <calcext:condition calcext:apply-style-name="Untitled1" calcext:value="=&quot;N&quot;" calcext:base-cell-address="v3.R8"/>
            <calcext:condition calcext:apply-style-name="Untitled2" calcext:value="=&quot;C&quot;" calcext:base-cell-address="v3.R8"/>
          </calcext:conditional-format>
          <calcext:conditional-format calcext:target-range-address="v3.R8:v3.R8">
            <calcext:condition calcext:apply-style-name="Untitled1" calcext:value="=&quot;N&quot;" calcext:base-cell-address="v3.R8"/>
            <calcext:condition calcext:apply-style-name="Untitled2" calcext:value="=&quot;C&quot;" calcext:base-cell-address="v3.R8"/>
          </calcext:conditional-format>
          <calcext:conditional-format calcext:target-range-address="v3.S8:v3.S8">
            <calcext:condition calcext:apply-style-name="Untitled1" calcext:value="=&quot;N&quot;" calcext:base-cell-address="v3.S8"/>
            <calcext:condition calcext:apply-style-name="Untitled2" calcext:value="=&quot;C&quot;" calcext:base-cell-address="v3.S8"/>
          </calcext:conditional-format>
          <calcext:conditional-format calcext:target-range-address="v3.T8:v3.U8">
            <calcext:condition calcext:apply-style-name="Untitled1" calcext:value="=&quot;N&quot;" calcext:base-cell-address="v3.T8"/>
            <calcext:condition calcext:apply-style-name="Untitled2" calcext:value="=&quot;C&quot;" calcext:base-cell-address="v3.T8"/>
          </calcext:conditional-format>
          <calcext:conditional-format calcext:target-range-address="v3.V8:v3.V8">
            <calcext:condition calcext:apply-style-name="Untitled1" calcext:value="=&quot;N&quot;" calcext:base-cell-address="v3.V8"/>
            <calcext:condition calcext:apply-style-name="Untitled2" calcext:value="=&quot;C&quot;" calcext:base-cell-address="v3.V8"/>
          </calcext:conditional-format>
          <calcext:conditional-format calcext:target-range-address="v3.R9:v3.U9">
            <calcext:condition calcext:apply-style-name="Untitled1" calcext:value="=&quot;N&quot;" calcext:base-cell-address="v3.R9"/>
            <calcext:condition calcext:apply-style-name="Untitled2" calcext:value="=&quot;C&quot;" calcext:base-cell-address="v3.R9"/>
          </calcext:conditional-format>
          <calcext:conditional-format calcext:target-range-address="v3.R9:v3.R9">
            <calcext:condition calcext:apply-style-name="Untitled1" calcext:value="=&quot;N&quot;" calcext:base-cell-address="v3.R9"/>
            <calcext:condition calcext:apply-style-name="Untitled2" calcext:value="=&quot;C&quot;" calcext:base-cell-address="v3.R9"/>
          </calcext:conditional-format>
          <calcext:conditional-format calcext:target-range-address="v3.S9:v3.S9">
            <calcext:condition calcext:apply-style-name="Untitled1" calcext:value="=&quot;N&quot;" calcext:base-cell-address="v3.S9"/>
            <calcext:condition calcext:apply-style-name="Untitled2" calcext:value="=&quot;C&quot;" calcext:base-cell-address="v3.S9"/>
          </calcext:conditional-format>
          <calcext:conditional-format calcext:target-range-address="v3.T9:v3.U9">
            <calcext:condition calcext:apply-style-name="Untitled1" calcext:value="=&quot;N&quot;" calcext:base-cell-address="v3.T9"/>
            <calcext:condition calcext:apply-style-name="Untitled2" calcext:value="=&quot;C&quot;" calcext:base-cell-address="v3.T9"/>
          </calcext:conditional-format>
          <calcext:conditional-format calcext:target-range-address="v3.V9:v3.V9">
            <calcext:condition calcext:apply-style-name="Untitled1" calcext:value="=&quot;N&quot;" calcext:base-cell-address="v3.V9"/>
            <calcext:condition calcext:apply-style-name="Untitled2" calcext:value="=&quot;C&quot;" calcext:base-cell-address="v3.V9"/>
          </calcext:conditional-format>
          <calcext:conditional-format calcext:target-range-address="v3.L14:v3.L14">
            <calcext:condition calcext:apply-style-name="Untitled1" calcext:value="=&quot;N&quot;" calcext:base-cell-address="v3.L14"/>
            <calcext:condition calcext:apply-style-name="Untitled2" calcext:value="=&quot;C&quot;" calcext:base-cell-address="v3.L14"/>
          </calcext:conditional-format>
          <calcext:conditional-format calcext:target-range-address="v3.V13:v3.V13">
            <calcext:condition calcext:apply-style-name="Untitled1" calcext:value="=&quot;N&quot;" calcext:base-cell-address="v3.V13"/>
            <calcext:condition calcext:apply-style-name="Untitled2" calcext:value="=&quot;C&quot;" calcext:base-cell-address="v3.V13"/>
          </calcext:conditional-format>
          <calcext:conditional-format calcext:target-range-address="v3.R13:v3.R13">
            <calcext:condition calcext:apply-style-name="Untitled1" calcext:value="=&quot;N&quot;" calcext:base-cell-address="v3.R13"/>
            <calcext:condition calcext:apply-style-name="Untitled2" calcext:value="=&quot;C&quot;" calcext:base-cell-address="v3.R13"/>
          </calcext:conditional-format>
          <calcext:conditional-format calcext:target-range-address="v3.S13:v3.S13">
            <calcext:condition calcext:apply-style-name="Untitled1" calcext:value="=&quot;N&quot;" calcext:base-cell-address="v3.S13"/>
            <calcext:condition calcext:apply-style-name="Untitled2" calcext:value="=&quot;C&quot;" calcext:base-cell-address="v3.S13"/>
          </calcext:conditional-format>
          <calcext:conditional-format calcext:target-range-address="v3.T13:v3.T13">
            <calcext:condition calcext:apply-style-name="Untitled1" calcext:value="=&quot;N&quot;" calcext:base-cell-address="v3.T13"/>
            <calcext:condition calcext:apply-style-name="Untitled2" calcext:value="=&quot;C&quot;" calcext:base-cell-address="v3.T13"/>
          </calcext:conditional-format>
          <calcext:conditional-format calcext:target-range-address="v3.U13:v3.U13">
            <calcext:condition calcext:apply-style-name="Untitled1" calcext:value="=&quot;N&quot;" calcext:base-cell-address="v3.U13"/>
            <calcext:condition calcext:apply-style-name="Untitled2" calcext:value="=&quot;C&quot;" calcext:base-cell-address="v3.U13"/>
          </calcext:conditional-format>
          <calcext:conditional-format calcext:target-range-address="v3.R10:v3.U10">
            <calcext:condition calcext:apply-style-name="Untitled1" calcext:value="=&quot;N&quot;" calcext:base-cell-address="v3.R10"/>
            <calcext:condition calcext:apply-style-name="Untitled2" calcext:value="=&quot;C&quot;" calcext:base-cell-address="v3.R10"/>
          </calcext:conditional-format>
          <calcext:conditional-format calcext:target-range-address="v3.R10:v3.R10">
            <calcext:condition calcext:apply-style-name="Untitled1" calcext:value="=&quot;N&quot;" calcext:base-cell-address="v3.R10"/>
            <calcext:condition calcext:apply-style-name="Untitled2" calcext:value="=&quot;C&quot;" calcext:base-cell-address="v3.R10"/>
          </calcext:conditional-format>
          <calcext:conditional-format calcext:target-range-address="v3.S10:v3.S10">
            <calcext:condition calcext:apply-style-name="Untitled1" calcext:value="=&quot;N&quot;" calcext:base-cell-address="v3.S10"/>
            <calcext:condition calcext:apply-style-name="Untitled2" calcext:value="=&quot;C&quot;" calcext:base-cell-address="v3.S10"/>
          </calcext:conditional-format>
          <calcext:conditional-format calcext:target-range-address="v3.T10:v3.U10">
            <calcext:condition calcext:apply-style-name="Untitled1" calcext:value="=&quot;N&quot;" calcext:base-cell-address="v3.T10"/>
            <calcext:condition calcext:apply-style-name="Untitled2" calcext:value="=&quot;C&quot;" calcext:base-cell-address="v3.T10"/>
          </calcext:conditional-format>
          <calcext:conditional-format calcext:target-range-address="v3.V10:v3.V10">
            <calcext:condition calcext:apply-style-name="Untitled1" calcext:value="=&quot;N&quot;" calcext:base-cell-address="v3.V10"/>
            <calcext:condition calcext:apply-style-name="Untitled2" calcext:value="=&quot;C&quot;" calcext:base-cell-address="v3.V10"/>
          </calcext:conditional-format>
          <calcext:conditional-format calcext:target-range-address="v3.AF8:v3.AF23">
            <calcext:condition calcext:apply-style-name="Untitled3" calcext:value="=1" calcext:base-cell-address="v3.AF8"/>
          </calcext:conditional-format>
          <calcext:conditional-format calcext:target-range-address="v3.AG8:v3.AG23">
            <calcext:condition calcext:apply-style-name="Untitled4" calcext:value="=2" calcext:base-cell-address="v3.AG8"/>
          </calcext:conditional-format>
          <calcext:conditional-format calcext:target-range-address="v3.AH8:v3.AH23">
            <calcext:condition calcext:apply-style-name="Untitled5" calcext:value="=4" calcext:base-cell-address="v3.AH8"/>
          </calcext:conditional-format>
          <calcext:conditional-format calcext:target-range-address="v3.AI8:v3.AI23">
            <calcext:condition calcext:apply-style-name="Untitled6" calcext:value="=8" calcext:base-cell-address="v3.AI8"/>
          </calcext:conditional-format>
          <calcext:conditional-format calcext:target-range-address="v3.AL8:v3.AL9">
            <calcext:condition calcext:apply-style-name="Untitled3" calcext:value="=1" calcext:base-cell-address="v3.AL8"/>
          </calcext:conditional-format>
          <calcext:conditional-format calcext:target-range-address="v3.AM8:v3.AM9">
            <calcext:condition calcext:apply-style-name="Untitled4" calcext:value="=2" calcext:base-cell-address="v3.AM8"/>
          </calcext:conditional-format>
          <calcext:conditional-format calcext:target-range-address="v3.AN8:v3.AN9">
            <calcext:condition calcext:apply-style-name="Untitled5" calcext:value="=4" calcext:base-cell-address="v3.AN8"/>
          </calcext:conditional-format>
          <calcext:conditional-format calcext:target-range-address="v3.AO8:v3.AO9">
            <calcext:condition calcext:apply-style-name="Untitled6" calcext:value="=8" calcext:base-cell-address="v3.AO8"/>
          </calcext:conditional-format>
          <calcext:conditional-format calcext:target-range-address="v3.AL10:v3.AL10">
            <calcext:condition calcext:apply-style-name="Untitled3" calcext:value="=1" calcext:base-cell-address="v3.AL10"/>
          </calcext:conditional-format>
          <calcext:conditional-format calcext:target-range-address="v3.AM10:v3.AM10">
            <calcext:condition calcext:apply-style-name="Untitled4" calcext:value="=2" calcext:base-cell-address="v3.AM10"/>
          </calcext:conditional-format>
          <calcext:conditional-format calcext:target-range-address="v3.AN10:v3.AN10">
            <calcext:condition calcext:apply-style-name="Untitled5" calcext:value="=4" calcext:base-cell-address="v3.AN10"/>
          </calcext:conditional-format>
          <calcext:conditional-format calcext:target-range-address="v3.AO10:v3.AO10">
            <calcext:condition calcext:apply-style-name="Untitled6" calcext:value="=8" calcext:base-cell-address="v3.AO10"/>
          </calcext:conditional-format>
          <calcext:conditional-format calcext:target-range-address="v3.AL11:v3.AL11">
            <calcext:condition calcext:apply-style-name="Untitled3" calcext:value="=1" calcext:base-cell-address="v3.AL11"/>
          </calcext:conditional-format>
          <calcext:conditional-format calcext:target-range-address="v3.AM11:v3.AM11">
            <calcext:condition calcext:apply-style-name="Untitled4" calcext:value="=2" calcext:base-cell-address="v3.AM11"/>
          </calcext:conditional-format>
          <calcext:conditional-format calcext:target-range-address="v3.AN11:v3.AN11">
            <calcext:condition calcext:apply-style-name="Untitled5" calcext:value="=4" calcext:base-cell-address="v3.AN11"/>
          </calcext:conditional-format>
          <calcext:conditional-format calcext:target-range-address="v3.AO11:v3.AO11">
            <calcext:condition calcext:apply-style-name="Untitled6" calcext:value="=8" calcext:base-cell-address="v3.AO11"/>
          </calcext:conditional-format>
          <calcext:conditional-format calcext:target-range-address="v3.AL12:v3.AL12">
            <calcext:condition calcext:apply-style-name="Untitled3" calcext:value="=1" calcext:base-cell-address="v3.AL12"/>
          </calcext:conditional-format>
          <calcext:conditional-format calcext:target-range-address="v3.AM12:v3.AM12">
            <calcext:condition calcext:apply-style-name="Untitled4" calcext:value="=2" calcext:base-cell-address="v3.AM12"/>
          </calcext:conditional-format>
          <calcext:conditional-format calcext:target-range-address="v3.AN12:v3.AN12">
            <calcext:condition calcext:apply-style-name="Untitled5" calcext:value="=4" calcext:base-cell-address="v3.AN12"/>
          </calcext:conditional-format>
          <calcext:conditional-format calcext:target-range-address="v3.AO12:v3.AO12">
            <calcext:condition calcext:apply-style-name="Untitled6" calcext:value="=8" calcext:base-cell-address="v3.AO12"/>
          </calcext:conditional-format>
          <calcext:conditional-format calcext:target-range-address="v3.AL13:v3.AL13">
            <calcext:condition calcext:apply-style-name="Untitled3" calcext:value="=1" calcext:base-cell-address="v3.AL13"/>
          </calcext:conditional-format>
          <calcext:conditional-format calcext:target-range-address="v3.AM13:v3.AM13">
            <calcext:condition calcext:apply-style-name="Untitled4" calcext:value="=2" calcext:base-cell-address="v3.AM13"/>
          </calcext:conditional-format>
          <calcext:conditional-format calcext:target-range-address="v3.AN13:v3.AN13">
            <calcext:condition calcext:apply-style-name="Untitled5" calcext:value="=4" calcext:base-cell-address="v3.AN13"/>
          </calcext:conditional-format>
          <calcext:conditional-format calcext:target-range-address="v3.AO13:v3.AO13">
            <calcext:condition calcext:apply-style-name="Untitled6" calcext:value="=8" calcext:base-cell-address="v3.AO13"/>
          </calcext:conditional-format>
          <calcext:conditional-format calcext:target-range-address="v3.AL14:v3.AL14">
            <calcext:condition calcext:apply-style-name="Untitled3" calcext:value="=1" calcext:base-cell-address="v3.AL14"/>
          </calcext:conditional-format>
          <calcext:conditional-format calcext:target-range-address="v3.AM14:v3.AM14">
            <calcext:condition calcext:apply-style-name="Untitled4" calcext:value="=2" calcext:base-cell-address="v3.AM14"/>
          </calcext:conditional-format>
          <calcext:conditional-format calcext:target-range-address="v3.AN14:v3.AN14">
            <calcext:condition calcext:apply-style-name="Untitled5" calcext:value="=4" calcext:base-cell-address="v3.AN14"/>
          </calcext:conditional-format>
          <calcext:conditional-format calcext:target-range-address="v3.AO14:v3.AO14">
            <calcext:condition calcext:apply-style-name="Untitled6" calcext:value="=8" calcext:base-cell-address="v3.AO14"/>
          </calcext:conditional-format>
          <calcext:conditional-format calcext:target-range-address="v3.AL15:v3.AL15">
            <calcext:condition calcext:apply-style-name="Untitled3" calcext:value="=1" calcext:base-cell-address="v3.AL15"/>
          </calcext:conditional-format>
          <calcext:conditional-format calcext:target-range-address="v3.AM15:v3.AM15">
            <calcext:condition calcext:apply-style-name="Untitled4" calcext:value="=2" calcext:base-cell-address="v3.AM15"/>
          </calcext:conditional-format>
          <calcext:conditional-format calcext:target-range-address="v3.AN15:v3.AN15">
            <calcext:condition calcext:apply-style-name="Untitled5" calcext:value="=4" calcext:base-cell-address="v3.AN15"/>
          </calcext:conditional-format>
          <calcext:conditional-format calcext:target-range-address="v3.AO15:v3.AO15">
            <calcext:condition calcext:apply-style-name="Untitled6" calcext:value="=8" calcext:base-cell-address="v3.AO15"/>
          </calcext:conditional-format>
          <calcext:conditional-format calcext:target-range-address="v3.AL16:v3.AL16">
            <calcext:condition calcext:apply-style-name="Untitled3" calcext:value="=1" calcext:base-cell-address="v3.AL16"/>
          </calcext:conditional-format>
          <calcext:conditional-format calcext:target-range-address="v3.AM16:v3.AM16">
            <calcext:condition calcext:apply-style-name="Untitled4" calcext:value="=2" calcext:base-cell-address="v3.AM16"/>
          </calcext:conditional-format>
          <calcext:conditional-format calcext:target-range-address="v3.AN16:v3.AN16">
            <calcext:condition calcext:apply-style-name="Untitled5" calcext:value="=4" calcext:base-cell-address="v3.AN16"/>
          </calcext:conditional-format>
          <calcext:conditional-format calcext:target-range-address="v3.AO16:v3.AO16">
            <calcext:condition calcext:apply-style-name="Untitled6" calcext:value="=8" calcext:base-cell-address="v3.AO16"/>
          </calcext:conditional-format>
          <calcext:conditional-format calcext:target-range-address="v3.AL19:v3.AL19">
            <calcext:condition calcext:apply-style-name="Untitled3" calcext:value="=1" calcext:base-cell-address="v3.AL19"/>
          </calcext:conditional-format>
          <calcext:conditional-format calcext:target-range-address="v3.AM19:v3.AM19">
            <calcext:condition calcext:apply-style-name="Untitled4" calcext:value="=2" calcext:base-cell-address="v3.AM19"/>
          </calcext:conditional-format>
          <calcext:conditional-format calcext:target-range-address="v3.AN19:v3.AN19">
            <calcext:condition calcext:apply-style-name="Untitled5" calcext:value="=4" calcext:base-cell-address="v3.AN19"/>
          </calcext:conditional-format>
          <calcext:conditional-format calcext:target-range-address="v3.AO19:v3.AO19">
            <calcext:condition calcext:apply-style-name="Untitled6" calcext:value="=8" calcext:base-cell-address="v3.AO19"/>
          </calcext:conditional-format>
          <calcext:conditional-format calcext:target-range-address="v3.AL20:v3.AL20">
            <calcext:condition calcext:apply-style-name="Untitled3" calcext:value="=1" calcext:base-cell-address="v3.AL20"/>
          </calcext:conditional-format>
          <calcext:conditional-format calcext:target-range-address="v3.AM20:v3.AM20">
            <calcext:condition calcext:apply-style-name="Untitled4" calcext:value="=2" calcext:base-cell-address="v3.AM20"/>
          </calcext:conditional-format>
          <calcext:conditional-format calcext:target-range-address="v3.AN20:v3.AN20">
            <calcext:condition calcext:apply-style-name="Untitled5" calcext:value="=4" calcext:base-cell-address="v3.AN20"/>
          </calcext:conditional-format>
          <calcext:conditional-format calcext:target-range-address="v3.AO20:v3.AO20">
            <calcext:condition calcext:apply-style-name="Untitled6" calcext:value="=8" calcext:base-cell-address="v3.AO20"/>
          </calcext:conditional-format>
          <calcext:conditional-format calcext:target-range-address="v3.AL21:v3.AL21">
            <calcext:condition calcext:apply-style-name="Untitled3" calcext:value="=1" calcext:base-cell-address="v3.AL21"/>
          </calcext:conditional-format>
          <calcext:conditional-format calcext:target-range-address="v3.AM21:v3.AM21">
            <calcext:condition calcext:apply-style-name="Untitled4" calcext:value="=2" calcext:base-cell-address="v3.AM21"/>
          </calcext:conditional-format>
          <calcext:conditional-format calcext:target-range-address="v3.AN21:v3.AN21">
            <calcext:condition calcext:apply-style-name="Untitled5" calcext:value="=4" calcext:base-cell-address="v3.AN21"/>
          </calcext:conditional-format>
          <calcext:conditional-format calcext:target-range-address="v3.AO21:v3.AO21">
            <calcext:condition calcext:apply-style-name="Untitled6" calcext:value="=8" calcext:base-cell-address="v3.AO21"/>
          </calcext:conditional-format>
          <calcext:conditional-format calcext:target-range-address="v3.AL22:v3.AL22">
            <calcext:condition calcext:apply-style-name="Untitled3" calcext:value="=1" calcext:base-cell-address="v3.AL22"/>
          </calcext:conditional-format>
          <calcext:conditional-format calcext:target-range-address="v3.AM22:v3.AM22">
            <calcext:condition calcext:apply-style-name="Untitled4" calcext:value="=2" calcext:base-cell-address="v3.AM22"/>
          </calcext:conditional-format>
          <calcext:conditional-format calcext:target-range-address="v3.AN22:v3.AN22">
            <calcext:condition calcext:apply-style-name="Untitled5" calcext:value="=4" calcext:base-cell-address="v3.AN22"/>
          </calcext:conditional-format>
          <calcext:conditional-format calcext:target-range-address="v3.AO22:v3.AO22">
            <calcext:condition calcext:apply-style-name="Untitled6" calcext:value="=8" calcext:base-cell-address="v3.AO22"/>
          </calcext:conditional-format>
          <calcext:conditional-format calcext:target-range-address="v3.AL22:v3.AL22">
            <calcext:condition calcext:apply-style-name="Untitled3" calcext:value="=1" calcext:base-cell-address="v3.AL22"/>
          </calcext:conditional-format>
          <calcext:conditional-format calcext:target-range-address="v3.AM22:v3.AM22">
            <calcext:condition calcext:apply-style-name="Untitled4" calcext:value="=2" calcext:base-cell-address="v3.AM22"/>
          </calcext:conditional-format>
          <calcext:conditional-format calcext:target-range-address="v3.AN22:v3.AN22">
            <calcext:condition calcext:apply-style-name="Untitled5" calcext:value="=4" calcext:base-cell-address="v3.AN22"/>
          </calcext:conditional-format>
          <calcext:conditional-format calcext:target-range-address="v3.AO22:v3.AO22">
            <calcext:condition calcext:apply-style-name="Untitled6" calcext:value="=8" calcext:base-cell-address="v3.AO22"/>
          </calcext:conditional-format>
          <calcext:conditional-format calcext:target-range-address="v3.AL17:v3.AL17">
            <calcext:condition calcext:apply-style-name="Untitled3" calcext:value="=1" calcext:base-cell-address="v3.AL17"/>
          </calcext:conditional-format>
          <calcext:conditional-format calcext:target-range-address="v3.AM17:v3.AM17">
            <calcext:condition calcext:apply-style-name="Untitled4" calcext:value="=2" calcext:base-cell-address="v3.AM17"/>
          </calcext:conditional-format>
          <calcext:conditional-format calcext:target-range-address="v3.AN17:v3.AN17">
            <calcext:condition calcext:apply-style-name="Untitled5" calcext:value="=4" calcext:base-cell-address="v3.AN17"/>
          </calcext:conditional-format>
          <calcext:conditional-format calcext:target-range-address="v3.AO17:v3.AO17">
            <calcext:condition calcext:apply-style-name="Untitled6" calcext:value="=8" calcext:base-cell-address="v3.AO17"/>
          </calcext:conditional-format>
          <calcext:conditional-format calcext:target-range-address="v3.AL23:v3.AL23">
            <calcext:condition calcext:apply-style-name="Untitled3" calcext:value="=1" calcext:base-cell-address="v3.AL23"/>
          </calcext:conditional-format>
          <calcext:conditional-format calcext:target-range-address="v3.AM23:v3.AM23">
            <calcext:condition calcext:apply-style-name="Untitled4" calcext:value="=2" calcext:base-cell-address="v3.AM23"/>
          </calcext:conditional-format>
          <calcext:conditional-format calcext:target-range-address="v3.AN23:v3.AN23">
            <calcext:condition calcext:apply-style-name="Untitled5" calcext:value="=4" calcext:base-cell-address="v3.AN23"/>
          </calcext:conditional-format>
          <calcext:conditional-format calcext:target-range-address="v3.AO23:v3.AO23">
            <calcext:condition calcext:apply-style-name="Untitled6" calcext:value="=8" calcext:base-cell-address="v3.AO23"/>
          </calcext:conditional-format>
          <calcext:conditional-format calcext:target-range-address="v3.K8:v3.K9">
            <calcext:condition calcext:apply-style-name="Untitled1" calcext:value="=&quot;y&quot;" calcext:base-cell-address="v3.K8"/>
            <calcext:condition calcext:apply-style-name="Untitled2" calcext:value="contains-text(0)" calcext:base-cell-address="v3.K8"/>
          </calcext:conditional-format>
          <calcext:conditional-format calcext:target-range-address="v3.F8:v3.F8">
            <calcext:condition calcext:apply-style-name="Untitled1" calcext:value="=&quot;N&quot;" calcext:base-cell-address="v3.F8"/>
            <calcext:condition calcext:apply-style-name="Untitled2" calcext:value="=&quot;C&quot;" calcext:base-cell-address="v3.F8"/>
          </calcext:conditional-format>
          <calcext:conditional-format calcext:target-range-address="v3.F6:v3.F6">
            <calcext:condition calcext:apply-style-name="Untitled1" calcext:value="=&quot;N&quot;" calcext:base-cell-address="v3.F6"/>
            <calcext:condition calcext:apply-style-name="Untitled2" calcext:value="=&quot;C&quot;" calcext:base-cell-address="v3.F6"/>
          </calcext:conditional-format>
          <calcext:conditional-format calcext:target-range-address="v3.G8:v3.G8">
            <calcext:condition calcext:apply-style-name="Untitled1" calcext:value="=&quot;N&quot;" calcext:base-cell-address="v3.G8"/>
            <calcext:condition calcext:apply-style-name="Untitled2" calcext:value="=&quot;C&quot;" calcext:base-cell-address="v3.G8"/>
          </calcext:conditional-format>
          <calcext:conditional-format calcext:target-range-address="v3.G6:v3.G6">
            <calcext:condition calcext:apply-style-name="Untitled1" calcext:value="=&quot;N&quot;" calcext:base-cell-address="v3.G6"/>
            <calcext:condition calcext:apply-style-name="Untitled2" calcext:value="=&quot;C&quot;" calcext:base-cell-address="v3.G6"/>
          </calcext:conditional-format>
          <calcext:conditional-format calcext:target-range-address="v3.F6:v3.F6">
            <calcext:condition calcext:apply-style-name="Untitled1" calcext:value="=&quot;N&quot;" calcext:base-cell-address="v3.F6"/>
            <calcext:condition calcext:apply-style-name="Untitled2" calcext:value="=&quot;C&quot;" calcext:base-cell-address="v3.F6"/>
          </calcext:conditional-format>
          <calcext:conditional-format calcext:target-range-address="v3.G6:v3.G6">
            <calcext:condition calcext:apply-style-name="Untitled1" calcext:value="=&quot;N&quot;" calcext:base-cell-address="v3.G6"/>
            <calcext:condition calcext:apply-style-name="Untitled2" calcext:value="=&quot;C&quot;" calcext:base-cell-address="v3.G6"/>
          </calcext:conditional-format>
          <calcext:conditional-format calcext:target-range-address="v3.K7:v3.K7">
            <calcext:condition calcext:apply-style-name="Untitled1" calcext:value="=&quot;y&quot;" calcext:base-cell-address="v3.K7"/>
            <calcext:condition calcext:apply-style-name="Untitled2" calcext:value="contains-text(0)" calcext:base-cell-address="v3.K7"/>
          </calcext:conditional-format>
          <calcext:conditional-format calcext:target-range-address="v3.F7:v3.F7">
            <calcext:condition calcext:apply-style-name="Untitled1" calcext:value="=&quot;N&quot;" calcext:base-cell-address="v3.F7"/>
            <calcext:condition calcext:apply-style-name="Untitled2" calcext:value="=&quot;C&quot;" calcext:base-cell-address="v3.F7"/>
          </calcext:conditional-format>
          <calcext:conditional-format calcext:target-range-address="v3.G7:v3.G7">
            <calcext:condition calcext:apply-style-name="Untitled1" calcext:value="=&quot;N&quot;" calcext:base-cell-address="v3.G7"/>
            <calcext:condition calcext:apply-style-name="Untitled2" calcext:value="=&quot;C&quot;" calcext:base-cell-address="v3.G7"/>
          </calcext:conditional-format>
          <calcext:conditional-format calcext:target-range-address="v3.H6:v3.J6">
            <calcext:condition calcext:apply-style-name="Untitled1" calcext:value="=&quot;N&quot;" calcext:base-cell-address="v3.H6"/>
            <calcext:condition calcext:apply-style-name="Untitled2" calcext:value="=&quot;C&quot;" calcext:base-cell-address="v3.H6"/>
          </calcext:conditional-format>
          <calcext:conditional-format calcext:target-range-address="v3.H7:v3.J7">
            <calcext:condition calcext:apply-style-name="Untitled1" calcext:value="=&quot;N&quot;" calcext:base-cell-address="v3.H7"/>
            <calcext:condition calcext:apply-style-name="Untitled2" calcext:value="=&quot;C&quot;" calcext:base-cell-address="v3.H7"/>
          </calcext:conditional-format>
          <calcext:conditional-format calcext:target-range-address="v3.H8:v3.H8">
            <calcext:condition calcext:apply-style-name="Untitled1" calcext:value="=&quot;N&quot;" calcext:base-cell-address="v3.H8"/>
            <calcext:condition calcext:apply-style-name="Untitled2" calcext:value="=&quot;C&quot;" calcext:base-cell-address="v3.H8"/>
          </calcext:conditional-format>
          <calcext:conditional-format calcext:target-range-address="v3.H6:v3.H6">
            <calcext:condition calcext:apply-style-name="Untitled1" calcext:value="=&quot;N&quot;" calcext:base-cell-address="v3.H6"/>
            <calcext:condition calcext:apply-style-name="Untitled2" calcext:value="=&quot;C&quot;" calcext:base-cell-address="v3.H6"/>
          </calcext:conditional-format>
          <calcext:conditional-format calcext:target-range-address="v3.K6:v3.K6">
            <calcext:condition calcext:apply-style-name="Untitled2" calcext:value="contains-text(0)" calcext:base-cell-address="v3.K6"/>
          </calcext:conditional-format>
          <calcext:conditional-format calcext:target-range-address="v3.I8:v3.I8">
            <calcext:condition calcext:apply-style-name="Untitled1" calcext:value="=&quot;N&quot;" calcext:base-cell-address="v3.I8"/>
            <calcext:condition calcext:apply-style-name="Untitled2" calcext:value="=&quot;C&quot;" calcext:base-cell-address="v3.I8"/>
          </calcext:conditional-format>
          <calcext:conditional-format calcext:target-range-address="v3.J8:v3.J8">
            <calcext:condition calcext:apply-style-name="Untitled1" calcext:value="=&quot;N&quot;" calcext:base-cell-address="v3.J8"/>
            <calcext:condition calcext:apply-style-name="Untitled2" calcext:value="=&quot;C&quot;" calcext:base-cell-address="v3.J8"/>
          </calcext:conditional-format>
          <calcext:conditional-format calcext:target-range-address="v3.I6:v3.I6">
            <calcext:condition calcext:apply-style-name="Untitled1" calcext:value="=&quot;N&quot;" calcext:base-cell-address="v3.I6"/>
            <calcext:condition calcext:apply-style-name="Untitled2" calcext:value="=&quot;C&quot;" calcext:base-cell-address="v3.I6"/>
          </calcext:conditional-format>
          <calcext:conditional-format calcext:target-range-address="v3.J6:v3.J6">
            <calcext:condition calcext:apply-style-name="Untitled1" calcext:value="=&quot;N&quot;" calcext:base-cell-address="v3.J6"/>
            <calcext:condition calcext:apply-style-name="Untitled2" calcext:value="=&quot;C&quot;" calcext:base-cell-address="v3.J6"/>
          </calcext:conditional-format>
          <calcext:conditional-format calcext:target-range-address="v3.F12:v3.K13">
            <calcext:condition calcext:apply-style-name="Untitled1" calcext:value="=&quot;N&quot;" calcext:base-cell-address="v3.F12"/>
            <calcext:condition calcext:apply-style-name="Untitled2" calcext:value="=&quot;C&quot;" calcext:base-cell-address="v3.F12"/>
          </calcext:conditional-format>
          <calcext:conditional-format calcext:target-range-address="v3.J9:v3.J9">
            <calcext:condition calcext:apply-style-name="Untitled1" calcext:value="=&quot;y&quot;" calcext:base-cell-address="v3.K8"/>
            <calcext:condition calcext:apply-style-name="Untitled2" calcext:value="contains-text(0)" calcext:base-cell-address="v3.K8"/>
          </calcext:conditional-format>
          <calcext:conditional-format calcext:target-range-address="v3.F9:v3.F9">
            <calcext:condition calcext:apply-style-name="Untitled1" calcext:value="=&quot;N&quot;" calcext:base-cell-address="v3.G8"/>
            <calcext:condition calcext:apply-style-name="Untitled2" calcext:value="=&quot;C&quot;" calcext:base-cell-address="v3.G8"/>
          </calcext:conditional-format>
          <calcext:conditional-format calcext:target-range-address="v3.G9:v3.G9">
            <calcext:condition calcext:apply-style-name="Untitled1" calcext:value="=&quot;N&quot;" calcext:base-cell-address="v3.H8"/>
            <calcext:condition calcext:apply-style-name="Untitled2" calcext:value="=&quot;C&quot;" calcext:base-cell-address="v3.H8"/>
          </calcext:conditional-format>
          <calcext:conditional-format calcext:target-range-address="v3.H9:v3.H9">
            <calcext:condition calcext:apply-style-name="Untitled1" calcext:value="=&quot;N&quot;" calcext:base-cell-address="v3.I8"/>
            <calcext:condition calcext:apply-style-name="Untitled2" calcext:value="=&quot;C&quot;" calcext:base-cell-address="v3.I8"/>
          </calcext:conditional-format>
          <calcext:conditional-format calcext:target-range-address="v3.I9:v3.I9">
            <calcext:condition calcext:apply-style-name="Untitled1" calcext:value="=&quot;N&quot;" calcext:base-cell-address="v3.J8"/>
            <calcext:condition calcext:apply-style-name="Untitled2" calcext:value="=&quot;C&quot;" calcext:base-cell-address="v3.J8"/>
          </calcext:conditional-format>
        </calcext:conditional-formats>
      </table:table>
      <table:named-expressions/>
      <table:database-ranges>
        <table:database-range table:name="__Anonymous_Sheet_DB__0" table:target-range-address="v3.Y5:v3.A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0"/>
    </number:number-style>
    <number:text-style style:name="N111">
      <number:text-content/>
      <number:text-content/>
      <number:text-content/>
      <number:text-content/>
      <number:text-content/>
      <number:text-content/>
      <number:text-content/>
      <number:text-content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b6b"/>
      <style:text-properties fo:color="#ffff00"/>
    </style:style>
    <style:style style:name="Untitled2" style:family="table-cell" style:parent-style-name="Default">
      <style:table-cell-properties fo:background-color="#0084d1"/>
      <style:text-properties fo:color="#ffffff"/>
    </style:style>
    <style:style style:name="Untitled3" style:family="table-cell" style:parent-style-name="Default">
      <style:table-cell-properties fo:background-color="#94bd5e"/>
    </style:style>
    <style:style style:name="Untitled4" style:family="table-cell" style:parent-style-name="Default">
      <style:table-cell-properties fo:background-color="#7da647"/>
    </style:style>
    <style:style style:name="Untitled5" style:family="table-cell" style:parent-style-name="Default">
      <style:table-cell-properties fo:background-color="#5c8526"/>
    </style:style>
    <style:style style:name="Untitled6" style:family="table-cell" style:parent-style-name="Default">
      <style:table-cell-properties fo:background-color="#355e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00/00/00</text:date>, <text:time style:data-style-name="N2" text:time-value="11:27:14.973454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n </meta:initial-creator>
    <meta:creation-date>2017-10-02T11:00:37.404713124</meta:creation-date>
    <dc:date>2017-10-03T12:06:24.757963805</dc:date>
    <dc:creator>donn </dc:creator>
    <meta:editing-duration>PT7H44M19S</meta:editing-duration>
    <meta:editing-cycles>138</meta:editing-cycles>
    <meta:generator>LibreOffice/5.1.6.2$Linux_X86_64 LibreOffice_project/10m0$Build-2</meta:generator>
    <meta:document-statistic meta:table-count="1" meta:cell-count="568" meta:object-count="0"/>
  </office:meta>
</office:document-meta>
</file>